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pt"/>
    </style:style>
    <style:style style:name="co2" style:family="table-column">
      <style:table-column-properties fo:break-before="auto" style:column-width="50.2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QuadOutput" table:style-name="ta1">
        <table:shapes>
          <draw:frame draw:z-index="0" draw:style-name="gr1" draw:text-style-name="P1" svg:width="385.23pt" svg:height="219.09pt" svg:x="974.49pt" svg:y="51.96pt">
            <loext:p draw:notify-on-update-of-ranges="QuadOutput.A1:QuadOutput.A1000 QuadOutput.A1:QuadOutput.A1 QuadOutput.B1:QuadOutput.B1000 QuadOutput.A1:QuadOutput.A1000 QuadOutput.A1:QuadOutput.A1 QuadOutput.C1:QuadOutput.C1000 QuadOutput.A1:QuadOutput.A1000 QuadOutput.A1:QuadOutput.A1 QuadOutput.D1:QuadOutput.D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5.76pt" svg:y="291.2pt">
            <loext:p draw:notify-on-update-of-ranges="QuadOutput.A1:QuadOutput.A1000 QuadOutput.A1:QuadOutput.A1 QuadOutput.E1:QuadOutput.E1000 QuadOutput.A1:QuadOutput.A1000 QuadOutput.A1:QuadOutput.A1 QuadOutput.F1:QuadOutput.F1000 QuadOutput.A1:QuadOutput.A1000 QuadOutput.A1:QuadOutput.A1 QuadOutput.G1:QuadOutput.G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94.5pt" svg:y="15.68pt">
            <loext:p draw:notify-on-update-of-ranges="QuadOutput.A1:QuadOutput.A1000 QuadOutput.A1:QuadOutput.A1 QuadOutput.H1:QuadOutput.H1000 QuadOutput.A1:QuadOutput.A1000 QuadOutput.A1:QuadOutput.A1 QuadOutput.I1:QuadOutput.I1000 QuadOutput.A1:QuadOutput.A1000 QuadOutput.A1:QuadOutput.A1 QuadOutput.J1:QuadOutput.J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2pt" svg:height="255.26pt" svg:x="492.38pt" svg:y="271.81pt">
            <loext:p draw:notify-on-update-of-ranges="QuadOutput.A1:QuadOutput.A44 QuadOutput.A1:QuadOutput.A1 QuadOutput.K1:QuadOutput.K44 QuadOutput.A1:QuadOutput.A44 QuadOutput.A1:QuadOutput.A1 QuadOutput.L1:QuadOutput.L44 QuadOutput.A1:QuadOutput.A44 QuadOutput.A1:QuadOutput.A1 QuadOutput.M1:QuadOutput.M44 QuadOutput.A1:QuadOutput.A44 QuadOutput.A1:QuadOutput.A1 QuadOutput.N1:QuadOutput.N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09" calcext:value-type="float">
            <text:p>0.09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-0.1" calcext:value-type="float">
            <text:p>-0.1</text:p>
          </table:table-cell>
          <table:table-cell office:value-type="float" office:value="-0.94" calcext:value-type="float">
            <text:p>-0.94</text:p>
          </table:table-cell>
          <table:table-cell office:value-type="float" office:value="0.63" calcext:value-type="float">
            <text:p>0.63</text:p>
          </table:table-cell>
          <table:table-cell office:value-type="float" office:value="-0.39" calcext:value-type="float">
            <text:p>-0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0.84" calcext:value-type="float">
            <text:p>-0.84</text:p>
          </table:table-cell>
          <table:table-cell office:value-type="float" office:value="0.57" calcext:value-type="float">
            <text:p>0.57</text:p>
          </table:table-cell>
          <table:table-cell office:value-type="float" office:value="-0.35" calcext:value-type="float">
            <text:p>-0.35</text:p>
          </table:table-cell>
          <table:table-cell office:value-type="float" office:value="-1.73" calcext:value-type="float">
            <text:p>-1.73</text:p>
          </table:table-cell>
          <table:table-cell office:value-type="float" office:value="1.19" calcext:value-type="float">
            <text:p>1.19</text:p>
          </table:table-cell>
          <table:table-cell office:value-type="float" office:value="-0.73" calcext:value-type="float">
            <text:p>-0.7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-1.8" calcext:value-type="float">
            <text:p>-1.8</text:p>
          </table:table-cell>
          <table:table-cell office:value-type="float" office:value="1.22" calcext:value-type="float">
            <text:p>1.22</text:p>
          </table:table-cell>
          <table:table-cell office:value-type="float" office:value="-0.75" calcext:value-type="float">
            <text:p>-0.75</text:p>
          </table:table-cell>
          <table:table-cell office:value-type="float" office:value="-2.54" calcext:value-type="float">
            <text:p>-2.54</text:p>
          </table:table-cell>
          <table:table-cell office:value-type="float" office:value="1.75" calcext:value-type="float">
            <text:p>1.75</text:p>
          </table:table-cell>
          <table:table-cell office:value-type="float" office:value="-1.06" calcext:value-type="float">
            <text:p>-1.0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3.11" calcext:value-type="float">
            <text:p>-3.11</text:p>
          </table:table-cell>
          <table:table-cell office:value-type="float" office:value="2.13" calcext:value-type="float">
            <text:p>2.13</text:p>
          </table:table-cell>
          <table:table-cell office:value-type="float" office:value="-1.31" calcext:value-type="float">
            <text:p>-1.31</text:p>
          </table:table-cell>
          <table:table-cell office:value-type="float" office:value="-3.34" calcext:value-type="float">
            <text:p>-3.34</text:p>
          </table:table-cell>
          <table:table-cell office:value-type="float" office:value="2.32" calcext:value-type="float">
            <text:p>2.32</text:p>
          </table:table-cell>
          <table:table-cell office:value-type="float" office:value="-1.39" calcext:value-type="float">
            <text:p>-1.3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4.79" calcext:value-type="float">
            <text:p>-4.79</text:p>
          </table:table-cell>
          <table:table-cell office:value-type="float" office:value="3.3" calcext:value-type="float">
            <text:p>3.3</text:p>
          </table:table-cell>
          <table:table-cell office:value-type="float" office:value="-2.01" calcext:value-type="float">
            <text:p>-2.01</text:p>
          </table:table-cell>
          <table:table-cell office:value-type="float" office:value="-4.15" calcext:value-type="float">
            <text:p>-4.15</text:p>
          </table:table-cell>
          <table:table-cell office:value-type="float" office:value="2.9" calcext:value-type="float">
            <text:p>2.9</text:p>
          </table:table-cell>
          <table:table-cell office:value-type="float" office:value="-1.73" calcext:value-type="float">
            <text:p>-1.7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6.82" calcext:value-type="float">
            <text:p>-6.82</text:p>
          </table:table-cell>
          <table:table-cell office:value-type="float" office:value="4.73" calcext:value-type="float">
            <text:p>4.73</text:p>
          </table:table-cell>
          <table:table-cell office:value-type="float" office:value="-2.87" calcext:value-type="float">
            <text:p>-2.87</text:p>
          </table:table-cell>
          <table:table-cell office:value-type="float" office:value="-4.96" calcext:value-type="float">
            <text:p>-4.96</text:p>
          </table:table-cell>
          <table:table-cell office:value-type="float" office:value="3.5" calcext:value-type="float">
            <text:p>3.5</text:p>
          </table:table-cell>
          <table:table-cell office:value-type="float" office:value="-2.05" calcext:value-type="float">
            <text:p>-2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-9.22" calcext:value-type="float">
            <text:p>-9.22</text:p>
          </table:table-cell>
          <table:table-cell office:value-type="float" office:value="6.42" calcext:value-type="float">
            <text:p>6.42</text:p>
          </table:table-cell>
          <table:table-cell office:value-type="float" office:value="-3.88" calcext:value-type="float">
            <text:p>-3.88</text:p>
          </table:table-cell>
          <table:table-cell office:value-type="float" office:value="-5.76" calcext:value-type="float">
            <text:p>-5.76</text:p>
          </table:table-cell>
          <table:table-cell office:value-type="float" office:value="4.12" calcext:value-type="float">
            <text:p>4.12</text:p>
          </table:table-cell>
          <table:table-cell office:value-type="float" office:value="-2.4" calcext:value-type="float">
            <text:p>-2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-11.97" calcext:value-type="float">
            <text:p>-11.97</text:p>
          </table:table-cell>
          <table:table-cell office:value-type="float" office:value="8.4" calcext:value-type="float">
            <text:p>8.4</text:p>
          </table:table-cell>
          <table:table-cell office:value-type="float" office:value="-5.05" calcext:value-type="float">
            <text:p>-5.05</text:p>
          </table:table-cell>
          <table:table-cell office:value-type="float" office:value="-6.56" calcext:value-type="float">
            <text:p>-6.56</text:p>
          </table:table-cell>
          <table:table-cell office:value-type="float" office:value="4.73" calcext:value-type="float">
            <text:p>4.73</text:p>
          </table:table-cell>
          <table:table-cell office:value-type="float" office:value="-2.74" calcext:value-type="float">
            <text:p>-2.7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-15.09" calcext:value-type="float">
            <text:p>-15.09</text:p>
          </table:table-cell>
          <table:table-cell office:value-type="float" office:value="10.65" calcext:value-type="float">
            <text:p>10.65</text:p>
          </table:table-cell>
          <table:table-cell office:value-type="float" office:value="-6.38" calcext:value-type="float">
            <text:p>-6.38</text:p>
          </table:table-cell>
          <table:table-cell office:value-type="float" office:value="-7.37" calcext:value-type="float">
            <text:p>-7.37</text:p>
          </table:table-cell>
          <table:table-cell office:value-type="float" office:value="5.36" calcext:value-type="float">
            <text:p>5.36</text:p>
          </table:table-cell>
          <table:table-cell office:value-type="float" office:value="-3.07" calcext:value-type="float">
            <text:p>-3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-18.57" calcext:value-type="float">
            <text:p>-18.57</text:p>
          </table:table-cell>
          <table:table-cell office:value-type="float" office:value="13.18" calcext:value-type="float">
            <text:p>13.18</text:p>
          </table:table-cell>
          <table:table-cell office:value-type="float" office:value="-7.85" calcext:value-type="float">
            <text:p>-7.85</text:p>
          </table:table-cell>
          <table:table-cell office:value-type="float" office:value="-8.17" calcext:value-type="float">
            <text:p>-8.17</text:p>
          </table:table-cell>
          <table:table-cell office:value-type="float" office:value="5.99" calcext:value-type="float">
            <text:p>5.99</text:p>
          </table:table-cell>
          <table:table-cell office:value-type="float" office:value="-3.4" calcext:value-type="float">
            <text:p>-3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-22.42" calcext:value-type="float">
            <text:p>-22.42</text:p>
          </table:table-cell>
          <table:table-cell office:value-type="float" office:value="16.01" calcext:value-type="float">
            <text:p>16.01</text:p>
          </table:table-cell>
          <table:table-cell office:value-type="float" office:value="-9.49" calcext:value-type="float">
            <text:p>-9.49</text:p>
          </table:table-cell>
          <table:table-cell office:value-type="float" office:value="-8.98" calcext:value-type="float">
            <text:p>-8.98</text:p>
          </table:table-cell>
          <table:table-cell office:value-type="float" office:value="6.64" calcext:value-type="float">
            <text:p>6.64</text:p>
          </table:table-cell>
          <table:table-cell office:value-type="float" office:value="-3.72" calcext:value-type="float">
            <text:p>-3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26.63" calcext:value-type="float">
            <text:p>-26.63</text:p>
          </table:table-cell>
          <table:table-cell office:value-type="float" office:value="19.13" calcext:value-type="float">
            <text:p>19.13</text:p>
          </table:table-cell>
          <table:table-cell office:value-type="float" office:value="-11.28" calcext:value-type="float">
            <text:p>-11.28</text:p>
          </table:table-cell>
          <table:table-cell office:value-type="float" office:value="-9.79" calcext:value-type="float">
            <text:p>-9.79</text:p>
          </table:table-cell>
          <table:table-cell office:value-type="float" office:value="7.3" calcext:value-type="float">
            <text:p>7.3</text:p>
          </table:table-cell>
          <table:table-cell office:value-type="float" office:value="-4.05" calcext:value-type="float">
            <text:p>-4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-31.22" calcext:value-type="float">
            <text:p>-31.22</text:p>
          </table:table-cell>
          <table:table-cell office:value-type="float" office:value="22.55" calcext:value-type="float">
            <text:p>22.55</text:p>
          </table:table-cell>
          <table:table-cell office:value-type="float" office:value="-13.22" calcext:value-type="float">
            <text:p>-13.22</text:p>
          </table:table-cell>
          <table:table-cell office:value-type="float" office:value="-10.6" calcext:value-type="float">
            <text:p>-10.6</text:p>
          </table:table-cell>
          <table:table-cell office:value-type="float" office:value="7.96" calcext:value-type="float">
            <text:p>7.96</text:p>
          </table:table-cell>
          <table:table-cell office:value-type="float" office:value="-4.37" calcext:value-type="float">
            <text:p>-4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-36.16" calcext:value-type="float">
            <text:p>-36.16</text:p>
          </table:table-cell>
          <table:table-cell office:value-type="float" office:value="26.26" calcext:value-type="float">
            <text:p>26.26</text:p>
          </table:table-cell>
          <table:table-cell office:value-type="float" office:value="-15.33" calcext:value-type="float">
            <text:p>-15.33</text:p>
          </table:table-cell>
          <table:table-cell office:value-type="float" office:value="-11.41" calcext:value-type="float">
            <text:p>-11.41</text:p>
          </table:table-cell>
          <table:table-cell office:value-type="float" office:value="8.63" calcext:value-type="float">
            <text:p>8.63</text:p>
          </table:table-cell>
          <table:table-cell office:value-type="float" office:value="-4.72" calcext:value-type="float">
            <text:p>-4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41.47" calcext:value-type="float">
            <text:p>-41.47</text:p>
          </table:table-cell>
          <table:table-cell office:value-type="float" office:value="30.28" calcext:value-type="float">
            <text:p>30.28</text:p>
          </table:table-cell>
          <table:table-cell office:value-type="float" office:value="-17.6" calcext:value-type="float">
            <text:p>-17.6</text:p>
          </table:table-cell>
          <table:table-cell office:value-type="float" office:value="-12.22" calcext:value-type="float">
            <text:p>-12.22</text:p>
          </table:table-cell>
          <table:table-cell office:value-type="float" office:value="9.32" calcext:value-type="float">
            <text:p>9.32</text:p>
          </table:table-cell>
          <table:table-cell office:value-type="float" office:value="-5.05" calcext:value-type="float">
            <text:p>-5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-47.16" calcext:value-type="float">
            <text:p>-47.16</text:p>
          </table:table-cell>
          <table:table-cell office:value-type="float" office:value="34.62" calcext:value-type="float">
            <text:p>34.62</text:p>
          </table:table-cell>
          <table:table-cell office:value-type="float" office:value="-20.03" calcext:value-type="float">
            <text:p>-20.03</text:p>
          </table:table-cell>
          <table:table-cell office:value-type="float" office:value="-13.03" calcext:value-type="float">
            <text:p>-13.03</text:p>
          </table:table-cell>
          <table:table-cell office:value-type="float" office:value="10.01" calcext:value-type="float">
            <text:p>10.01</text:p>
          </table:table-cell>
          <table:table-cell office:value-type="float" office:value="-5.37" calcext:value-type="float">
            <text:p>-5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-53.22" calcext:value-type="float">
            <text:p>-53.22</text:p>
          </table:table-cell>
          <table:table-cell office:value-type="float" office:value="39.27" calcext:value-type="float">
            <text:p>39.27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3.84" calcext:value-type="float">
            <text:p>-13.84</text:p>
          </table:table-cell>
          <table:table-cell office:value-type="float" office:value="10.71" calcext:value-type="float">
            <text:p>10.71</text:p>
          </table:table-cell>
          <table:table-cell office:value-type="float" office:value="-5.7" calcext:value-type="float">
            <text:p>-5.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59.64" calcext:value-type="float">
            <text:p>-59.64</text:p>
          </table:table-cell>
          <table:table-cell office:value-type="float" office:value="44.23" calcext:value-type="float">
            <text:p>44.23</text:p>
          </table:table-cell>
          <table:table-cell office:value-type="float" office:value="-25.36" calcext:value-type="float">
            <text:p>-25.36</text:p>
          </table:table-cell>
          <table:table-cell office:value-type="float" office:value="-14.66" calcext:value-type="float">
            <text:p>-14.66</text:p>
          </table:table-cell>
          <table:table-cell office:value-type="float" office:value="11.42" calcext:value-type="float">
            <text:p>11.42</text:p>
          </table:table-cell>
          <table:table-cell office:value-type="float" office:value="-6.02" calcext:value-type="float">
            <text:p>-6.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66.43" calcext:value-type="float">
            <text:p>-66.43</text:p>
          </table:table-cell>
          <table:table-cell office:value-type="float" office:value="49.52" calcext:value-type="float">
            <text:p>49.52</text:p>
          </table:table-cell>
          <table:table-cell office:value-type="float" office:value="-28.27" calcext:value-type="float">
            <text:p>-28.27</text:p>
          </table:table-cell>
          <table:table-cell office:value-type="float" office:value="-15.48" calcext:value-type="float">
            <text:p>-15.48</text:p>
          </table:table-cell>
          <table:table-cell office:value-type="float" office:value="12.15" calcext:value-type="float">
            <text:p>12.15</text:p>
          </table:table-cell>
          <table:table-cell office:value-type="float" office:value="-6.34" calcext:value-type="float">
            <text:p>-6.3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73.57" calcext:value-type="float">
            <text:p>-73.57</text:p>
          </table:table-cell>
          <table:table-cell office:value-type="float" office:value="55.13" calcext:value-type="float">
            <text:p>55.13</text:p>
          </table:table-cell>
          <table:table-cell office:value-type="float" office:value="-31.33" calcext:value-type="float">
            <text:p>-31.33</text:p>
          </table:table-cell>
          <table:table-cell office:value-type="float" office:value="-16.29" calcext:value-type="float">
            <text:p>-16.29</text:p>
          </table:table-cell>
          <table:table-cell office:value-type="float" office:value="12.88" calcext:value-type="float">
            <text:p>12.88</text:p>
          </table:table-cell>
          <table:table-cell office:value-type="float" office:value="-6.66" calcext:value-type="float">
            <text:p>-6.6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-81.09" calcext:value-type="float">
            <text:p>-81.09</text:p>
          </table:table-cell>
          <table:table-cell office:value-type="float" office:value="61.07" calcext:value-type="float">
            <text:p>61.07</text:p>
          </table:table-cell>
          <table:table-cell office:value-type="float" office:value="-34.56" calcext:value-type="float">
            <text:p>-34.56</text:p>
          </table:table-cell>
          <table:table-cell office:value-type="float" office:value="-17.11" calcext:value-type="float">
            <text:p>-17.11</text:p>
          </table:table-cell>
          <table:table-cell office:value-type="float" office:value="13.62" calcext:value-type="float">
            <text:p>13.62</text:p>
          </table:table-cell>
          <table:table-cell office:value-type="float" office:value="-6.99" calcext:value-type="float">
            <text:p>-6.9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-88.96" calcext:value-type="float">
            <text:p>-88.96</text:p>
          </table:table-cell>
          <table:table-cell office:value-type="float" office:value="67.34" calcext:value-type="float">
            <text:p>67.34</text:p>
          </table:table-cell>
          <table:table-cell office:value-type="float" office:value="-37.95" calcext:value-type="float">
            <text:p>-37.95</text:p>
          </table:table-cell>
          <table:table-cell office:value-type="float" office:value="-17.91" calcext:value-type="float">
            <text:p>-17.91</text:p>
          </table:table-cell>
          <table:table-cell office:value-type="float" office:value="14.36" calcext:value-type="float">
            <text:p>14.36</text:p>
          </table:table-cell>
          <table:table-cell office:value-type="float" office:value="-7.31" calcext:value-type="float">
            <text:p>-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-97.19" calcext:value-type="float">
            <text:p>-97.19</text:p>
          </table:table-cell>
          <table:table-cell office:value-type="float" office:value="73.94" calcext:value-type="float">
            <text:p>73.94</text:p>
          </table:table-cell>
          <table:table-cell office:value-type="float" office:value="-41.5" calcext:value-type="float">
            <text:p>-41.5</text:p>
          </table:table-cell>
          <table:table-cell office:value-type="float" office:value="-18.73" calcext:value-type="float">
            <text:p>-18.73</text:p>
          </table:table-cell>
          <table:table-cell office:value-type="float" office:value="15.12" calcext:value-type="float">
            <text:p>15.12</text:p>
          </table:table-cell>
          <table:table-cell office:value-type="float" office:value="-7.64" calcext:value-type="float">
            <text:p>-7.6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-105.79" calcext:value-type="float">
            <text:p>-105.79</text:p>
          </table:table-cell>
          <table:table-cell office:value-type="float" office:value="80.87" calcext:value-type="float">
            <text:p>80.87</text:p>
          </table:table-cell>
          <table:table-cell office:value-type="float" office:value="-45.21" calcext:value-type="float">
            <text:p>-45.21</text:p>
          </table:table-cell>
          <table:table-cell office:value-type="float" office:value="-19.54" calcext:value-type="float">
            <text:p>-19.54</text:p>
          </table:table-cell>
          <table:table-cell office:value-type="float" office:value="15.88" calcext:value-type="float">
            <text:p>15.88</text:p>
          </table:table-cell>
          <table:table-cell office:value-type="float" office:value="-7.95" calcext:value-type="float">
            <text:p>-7.9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-114.75" calcext:value-type="float">
            <text:p>-114.75</text:p>
          </table:table-cell>
          <table:table-cell office:value-type="float" office:value="88.16" calcext:value-type="float">
            <text:p>88.16</text:p>
          </table:table-cell>
          <table:table-cell office:value-type="float" office:value="-49.08" calcext:value-type="float">
            <text:p>-49.08</text:p>
          </table:table-cell>
          <table:table-cell office:value-type="float" office:value="-20.36" calcext:value-type="float">
            <text:p>-20.36</text:p>
          </table:table-cell>
          <table:table-cell office:value-type="float" office:value="16.66" calcext:value-type="float">
            <text:p>16.66</text:p>
          </table:table-cell>
          <table:table-cell office:value-type="float" office:value="-8.27" calcext:value-type="float">
            <text:p>-8.2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-124.12" calcext:value-type="float">
            <text:p>-124.12</text:p>
          </table:table-cell>
          <table:table-cell office:value-type="float" office:value="95.81" calcext:value-type="float">
            <text:p>95.81</text:p>
          </table:table-cell>
          <table:table-cell office:value-type="float" office:value="-53.13" calcext:value-type="float">
            <text:p>-53.13</text:p>
          </table:table-cell>
          <table:table-cell office:value-type="float" office:value="-21.18" calcext:value-type="float">
            <text:p>-21.18</text:p>
          </table:table-cell>
          <table:table-cell office:value-type="float" office:value="17.45" calcext:value-type="float">
            <text:p>17.45</text:p>
          </table:table-cell>
          <table:table-cell office:value-type="float" office:value="-8.58" calcext:value-type="float">
            <text:p>-8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-133.8" calcext:value-type="float">
            <text:p>-133.8</text:p>
          </table:table-cell>
          <table:table-cell office:value-type="float" office:value="103.78" calcext:value-type="float">
            <text:p>103.78</text:p>
          </table:table-cell>
          <table:table-cell office:value-type="float" office:value="-57.31" calcext:value-type="float">
            <text:p>-57.31</text:p>
          </table:table-cell>
          <table:table-cell office:value-type="float" office:value="-22" calcext:value-type="float">
            <text:p>-22</text:p>
          </table:table-cell>
          <table:table-cell office:value-type="float" office:value="18.25" calcext:value-type="float">
            <text:p>18.25</text:p>
          </table:table-cell>
          <table:table-cell office:value-type="float" office:value="-8.9" calcext:value-type="float">
            <text:p>-8.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-143.87" calcext:value-type="float">
            <text:p>-143.87</text:p>
          </table:table-cell>
          <table:table-cell office:value-type="float" office:value="112.12" calcext:value-type="float">
            <text:p>112.12</text:p>
          </table:table-cell>
          <table:table-cell office:value-type="float" office:value="-61.67" calcext:value-type="float">
            <text:p>-61.67</text:p>
          </table:table-cell>
          <table:table-cell office:value-type="float" office:value="-22.83" calcext:value-type="float">
            <text:p>-22.83</text:p>
          </table:table-cell>
          <table:table-cell office:value-type="float" office:value="19.05" calcext:value-type="float">
            <text:p>19.05</text:p>
          </table:table-cell>
          <table:table-cell office:value-type="float" office:value="-9.23" calcext:value-type="float">
            <text:p>-9.2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-154.29" calcext:value-type="float">
            <text:p>-154.29</text:p>
          </table:table-cell>
          <table:table-cell office:value-type="float" office:value="120.81" calcext:value-type="float">
            <text:p>120.81</text:p>
          </table:table-cell>
          <table:table-cell office:value-type="float" office:value="-66.19" calcext:value-type="float">
            <text:p>-66.19</text:p>
          </table:table-cell>
          <table:table-cell office:value-type="float" office:value="-23.64" calcext:value-type="float">
            <text:p>-23.64</text:p>
          </table:table-cell>
          <table:table-cell office:value-type="float" office:value="19.86" calcext:value-type="float">
            <text:p>19.86</text:p>
          </table:table-cell>
          <table:table-cell office:value-type="float" office:value="-9.54" calcext:value-type="float">
            <text:p>-9.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-165.08" calcext:value-type="float">
            <text:p>-165.08</text:p>
          </table:table-cell>
          <table:table-cell office:value-type="float" office:value="129.86" calcext:value-type="float">
            <text:p>129.86</text:p>
          </table:table-cell>
          <table:table-cell office:value-type="float" office:value="-70.87" calcext:value-type="float">
            <text:p>-70.87</text:p>
          </table:table-cell>
          <table:table-cell office:value-type="float" office:value="-24.45" calcext:value-type="float">
            <text:p>-24.45</text:p>
          </table:table-cell>
          <table:table-cell office:value-type="float" office:value="20.68" calcext:value-type="float">
            <text:p>20.68</text:p>
          </table:table-cell>
          <table:table-cell office:value-type="float" office:value="-9.85" calcext:value-type="float">
            <text:p>-9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-176.28" calcext:value-type="float">
            <text:p>-176.28</text:p>
          </table:table-cell>
          <table:table-cell office:value-type="float" office:value="139.31" calcext:value-type="float">
            <text:p>139.31</text:p>
          </table:table-cell>
          <table:table-cell office:value-type="float" office:value="-75.75" calcext:value-type="float">
            <text:p>-75.75</text:p>
          </table:table-cell>
          <table:table-cell office:value-type="float" office:value="-25.27" calcext:value-type="float">
            <text:p>-25.27</text:p>
          </table:table-cell>
          <table:table-cell office:value-type="float" office:value="21.51" calcext:value-type="float">
            <text:p>21.51</text:p>
          </table:table-cell>
          <table:table-cell office:value-type="float" office:value="-10.19" calcext:value-type="float">
            <text:p>-10.1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.99" calcext:value-type="float">
            <text:p>28.99</text:p>
          </table:table-cell>
          <table:table-cell office:value-type="float" office:value="-187.82" calcext:value-type="float">
            <text:p>-187.82</text:p>
          </table:table-cell>
          <table:table-cell office:value-type="float" office:value="149.12" calcext:value-type="float">
            <text:p>149.12</text:p>
          </table:table-cell>
          <table:table-cell office:value-type="float" office:value="-80.78" calcext:value-type="float">
            <text:p>-80.78</text:p>
          </table:table-cell>
          <table:table-cell office:value-type="float" office:value="-26.09" calcext:value-type="float">
            <text:p>-26.09</text:p>
          </table:table-cell>
          <table:table-cell office:value-type="float" office:value="22.36" calcext:value-type="float">
            <text:p>22.36</text:p>
          </table:table-cell>
          <table:table-cell office:value-type="float" office:value="-10.5" calcext:value-type="float">
            <text:p>-1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-199.75" calcext:value-type="float">
            <text:p>-199.75</text:p>
          </table:table-cell>
          <table:table-cell office:value-type="float" office:value="159.32" calcext:value-type="float">
            <text:p>159.32</text:p>
          </table:table-cell>
          <table:table-cell office:value-type="float" office:value="-86" calcext:value-type="float">
            <text:p>-86</text:p>
          </table:table-cell>
          <table:table-cell office:value-type="float" office:value="-26.92" calcext:value-type="float">
            <text:p>-26.92</text:p>
          </table:table-cell>
          <table:table-cell office:value-type="float" office:value="23.22" calcext:value-type="float">
            <text:p>23.22</text:p>
          </table:table-cell>
          <table:table-cell office:value-type="float" office:value="-10.82" calcext:value-type="float">
            <text:p>-10.8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212.03" calcext:value-type="float">
            <text:p>-212.03</text:p>
          </table:table-cell>
          <table:table-cell office:value-type="float" office:value="169.89" calcext:value-type="float">
            <text:p>169.89</text:p>
          </table:table-cell>
          <table:table-cell office:value-type="float" office:value="-91.37" calcext:value-type="float">
            <text:p>-91.37</text:p>
          </table:table-cell>
          <table:table-cell office:value-type="float" office:value="-27.75" calcext:value-type="float">
            <text:p>-27.75</text:p>
          </table:table-cell>
          <table:table-cell office:value-type="float" office:value="24.08" calcext:value-type="float">
            <text:p>24.08</text:p>
          </table:table-cell>
          <table:table-cell office:value-type="float" office:value="-11.12" calcext:value-type="float">
            <text:p>-11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-224.69" calcext:value-type="float">
            <text:p>-224.69</text:p>
          </table:table-cell>
          <table:table-cell office:value-type="float" office:value="180.85" calcext:value-type="float">
            <text:p>180.85</text:p>
          </table:table-cell>
          <table:table-cell office:value-type="float" office:value="-96.92" calcext:value-type="float">
            <text:p>-96.92</text:p>
          </table:table-cell>
          <table:table-cell office:value-type="float" office:value="-28.57" calcext:value-type="float">
            <text:p>-28.57</text:p>
          </table:table-cell>
          <table:table-cell office:value-type="float" office:value="24.96" calcext:value-type="float">
            <text:p>24.96</text:p>
          </table:table-cell>
          <table:table-cell office:value-type="float" office:value="-11.42" calcext:value-type="float">
            <text:p>-11.4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.61" calcext:value-type="float">
            <text:p>32.61</text:p>
          </table:table-cell>
          <table:table-cell office:value-type="float" office:value="-237.73" calcext:value-type="float">
            <text:p>-237.73</text:p>
          </table:table-cell>
          <table:table-cell office:value-type="float" office:value="192.21" calcext:value-type="float">
            <text:p>192.21</text:p>
          </table:table-cell>
          <table:table-cell office:value-type="float" office:value="-102.63" calcext:value-type="float">
            <text:p>-102.63</text:p>
          </table:table-cell>
          <table:table-cell office:value-type="float" office:value="-29.4" calcext:value-type="float">
            <text:p>-29.4</text:p>
          </table:table-cell>
          <table:table-cell office:value-type="float" office:value="25.85" calcext:value-type="float">
            <text:p>25.85</text:p>
          </table:table-cell>
          <table:table-cell office:value-type="float" office:value="-11.72" calcext:value-type="float">
            <text:p>-11.7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3.51" calcext:value-type="float">
            <text:p>33.51</text:p>
          </table:table-cell>
          <table:table-cell office:value-type="float" office:value="-251.11" calcext:value-type="float">
            <text:p>-251.11</text:p>
          </table:table-cell>
          <table:table-cell office:value-type="float" office:value="203.95" calcext:value-type="float">
            <text:p>203.95</text:p>
          </table:table-cell>
          <table:table-cell office:value-type="float" office:value="-108.49" calcext:value-type="float">
            <text:p>-108.49</text:p>
          </table:table-cell>
          <table:table-cell office:value-type="float" office:value="-30.21" calcext:value-type="float">
            <text:p>-30.21</text:p>
          </table:table-cell>
          <table:table-cell office:value-type="float" office:value="26.73" calcext:value-type="float">
            <text:p>26.73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.42" calcext:value-type="float">
            <text:p>34.42</text:p>
          </table:table-cell>
          <table:table-cell office:value-type="float" office:value="-264.88" calcext:value-type="float">
            <text:p>-264.88</text:p>
          </table:table-cell>
          <table:table-cell office:value-type="float" office:value="216.1" calcext:value-type="float">
            <text:p>216.1</text:p>
          </table:table-cell>
          <table:table-cell office:value-type="float" office:value="-114.51" calcext:value-type="float">
            <text:p>-114.51</text:p>
          </table:table-cell>
          <table:table-cell office:value-type="float" office:value="-31.02" calcext:value-type="float">
            <text:p>-31.02</text:p>
          </table:table-cell>
          <table:table-cell office:value-type="float" office:value="27.64" calcext:value-type="float">
            <text:p>27.64</text:p>
          </table:table-cell>
          <table:table-cell office:value-type="float" office:value="-12.31" calcext:value-type="float">
            <text:p>-12.3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-279.03" calcext:value-type="float">
            <text:p>-279.03</text:p>
          </table:table-cell>
          <table:table-cell office:value-type="float" office:value="228.66" calcext:value-type="float">
            <text:p>228.66</text:p>
          </table:table-cell>
          <table:table-cell office:value-type="float" office:value="-120.72" calcext:value-type="float">
            <text:p>-120.72</text:p>
          </table:table-cell>
          <table:table-cell office:value-type="float" office:value="-31.86" calcext:value-type="float">
            <text:p>-31.86</text:p>
          </table:table-cell>
          <table:table-cell office:value-type="float" office:value="28.55" calcext:value-type="float">
            <text:p>28.55</text:p>
          </table:table-cell>
          <table:table-cell office:value-type="float" office:value="-12.62" calcext:value-type="float">
            <text:p>-12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1" calcext:value-type="float">
            <text:p>-0.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.23" calcext:value-type="float">
            <text:p>36.23</text:p>
          </table:table-cell>
          <table:table-cell office:value-type="float" office:value="-293.51" calcext:value-type="float">
            <text:p>-293.51</text:p>
          </table:table-cell>
          <table:table-cell office:value-type="float" office:value="241.61" calcext:value-type="float">
            <text:p>241.61</text:p>
          </table:table-cell>
          <table:table-cell office:value-type="float" office:value="-127.09" calcext:value-type="float">
            <text:p>-127.09</text:p>
          </table:table-cell>
          <table:table-cell office:value-type="float" office:value="-32.68" calcext:value-type="float">
            <text:p>-32.68</text:p>
          </table:table-cell>
          <table:table-cell office:value-type="float" office:value="29.48" calcext:value-type="float">
            <text:p>29.48</text:p>
          </table:table-cell>
          <table:table-cell office:value-type="float" office:value="-12.92" calcext:value-type="float">
            <text:p>-12.9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.13" calcext:value-type="float">
            <text:p>37.13</text:p>
          </table:table-cell>
          <table:table-cell office:value-type="float" office:value="-308.38" calcext:value-type="float">
            <text:p>-308.38</text:p>
          </table:table-cell>
          <table:table-cell office:value-type="float" office:value="254.98" calcext:value-type="float">
            <text:p>254.98</text:p>
          </table:table-cell>
          <table:table-cell office:value-type="float" office:value="-133.63" calcext:value-type="float">
            <text:p>-133.63</text:p>
          </table:table-cell>
          <table:table-cell office:value-type="float" office:value="-33.5" calcext:value-type="float">
            <text:p>-33.5</text:p>
          </table:table-cell>
          <table:table-cell office:value-type="float" office:value="30.41" calcext:value-type="float">
            <text:p>30.41</text:p>
          </table:table-cell>
          <table:table-cell office:value-type="float" office:value="-13.22" calcext:value-type="float">
            <text:p>-13.2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-323.65" calcext:value-type="float">
            <text:p>-323.65</text:p>
          </table:table-cell>
          <table:table-cell office:value-type="float" office:value="268.79" calcext:value-type="float">
            <text:p>268.79</text:p>
          </table:table-cell>
          <table:table-cell office:value-type="float" office:value="-140.36" calcext:value-type="float">
            <text:p>-140.36</text:p>
          </table:table-cell>
          <table:table-cell office:value-type="float" office:value="-34.33" calcext:value-type="float">
            <text:p>-34.33</text:p>
          </table:table-cell>
          <table:table-cell office:value-type="float" office:value="31.35" calcext:value-type="float">
            <text:p>31.35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.94" calcext:value-type="float">
            <text:p>38.94</text:p>
          </table:table-cell>
          <table:table-cell office:value-type="float" office:value="-339.23" calcext:value-type="float">
            <text:p>-339.23</text:p>
          </table:table-cell>
          <table:table-cell office:value-type="float" office:value="282.98" calcext:value-type="float">
            <text:p>282.98</text:p>
          </table:table-cell>
          <table:table-cell office:value-type="float" office:value="-147.22" calcext:value-type="float">
            <text:p>-147.22</text:p>
          </table:table-cell>
          <table:table-cell office:value-type="float" office:value="-35.15" calcext:value-type="float">
            <text:p>-35.15</text:p>
          </table:table-cell>
          <table:table-cell office:value-type="float" office:value="32.28" calcext:value-type="float">
            <text:p>32.28</text:p>
          </table:table-cell>
          <table:table-cell office:value-type="float" office:value="-13.78" calcext:value-type="float">
            <text:p>-13.7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-355.2" calcext:value-type="float">
            <text:p>-355.2</text:p>
          </table:table-cell>
          <table:table-cell office:value-type="float" office:value="297.59" calcext:value-type="float">
            <text:p>297.59</text:p>
          </table:table-cell>
          <table:table-cell office:value-type="float" office:value="-154.27" calcext:value-type="float">
            <text:p>-154.27</text:p>
          </table:table-cell>
          <table:table-cell office:value-type="float" office:value="-35.98" calcext:value-type="float">
            <text:p>-35.98</text:p>
          </table:table-cell>
          <table:table-cell office:value-type="float" office:value="33.24" calcext:value-type="float">
            <text:p>33.24</text:p>
          </table:table-cell>
          <table:table-cell office:value-type="float" office:value="-14.09" calcext:value-type="float">
            <text:p>-14.0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-371.54" calcext:value-type="float">
            <text:p>-371.54</text:p>
          </table:table-cell>
          <table:table-cell office:value-type="float" office:value="312.64" calcext:value-type="float">
            <text:p>312.64</text:p>
          </table:table-cell>
          <table:table-cell office:value-type="float" office:value="-161.5" calcext:value-type="float">
            <text:p>-161.5</text:p>
          </table:table-cell>
          <table:table-cell office:value-type="float" office:value="-36.82" calcext:value-type="float">
            <text:p>-36.82</text:p>
          </table:table-cell>
          <table:table-cell office:value-type="float" office:value="34.22" calcext:value-type="float">
            <text:p>34.22</text:p>
          </table:table-cell>
          <table:table-cell office:value-type="float" office:value="-14.38" calcext:value-type="float">
            <text:p>-14.3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-388.25" calcext:value-type="float">
            <text:p>-388.25</text:p>
          </table:table-cell>
          <table:table-cell office:value-type="float" office:value="328.12" calcext:value-type="float">
            <text:p>328.12</text:p>
          </table:table-cell>
          <table:table-cell office:value-type="float" office:value="-168.9" calcext:value-type="float">
            <text:p>-168.9</text:p>
          </table:table-cell>
          <table:table-cell office:value-type="float" office:value="-37.66" calcext:value-type="float">
            <text:p>-37.66</text:p>
          </table:table-cell>
          <table:table-cell office:value-type="float" office:value="35.18" calcext:value-type="float">
            <text:p>35.18</text:p>
          </table:table-cell>
          <table:table-cell office:value-type="float" office:value="-14.67" calcext:value-type="float">
            <text:p>-14.6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.57" calcext:value-type="float">
            <text:p>42.57</text:p>
          </table:table-cell>
          <table:table-cell office:value-type="float" office:value="-405.42" calcext:value-type="float">
            <text:p>-405.42</text:p>
          </table:table-cell>
          <table:table-cell office:value-type="float" office:value="344.1" calcext:value-type="float">
            <text:p>344.1</text:p>
          </table:table-cell>
          <table:table-cell office:value-type="float" office:value="-176.51" calcext:value-type="float">
            <text:p>-176.51</text:p>
          </table:table-cell>
          <table:table-cell office:value-type="float" office:value="-38.52" calcext:value-type="float">
            <text:p>-38.52</text:p>
          </table:table-cell>
          <table:table-cell office:value-type="float" office:value="36.16" calcext:value-type="float">
            <text:p>36.16</text:p>
          </table:table-cell>
          <table:table-cell office:value-type="float" office:value="-14.96" calcext:value-type="float">
            <text:p>-14.9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.47" calcext:value-type="float">
            <text:p>43.47</text:p>
          </table:table-cell>
          <table:table-cell office:value-type="float" office:value="-422.88" calcext:value-type="float">
            <text:p>-422.88</text:p>
          </table:table-cell>
          <table:table-cell office:value-type="float" office:value="360.45" calcext:value-type="float">
            <text:p>360.45</text:p>
          </table:table-cell>
          <table:table-cell office:value-type="float" office:value="-184.26" calcext:value-type="float">
            <text:p>-184.26</text:p>
          </table:table-cell>
          <table:table-cell office:value-type="float" office:value="-39.35" calcext:value-type="float">
            <text:p>-39.35</text:p>
          </table:table-cell>
          <table:table-cell office:value-type="float" office:value="37.16" calcext:value-type="float">
            <text:p>37.16</text:p>
          </table:table-cell>
          <table:table-cell office:value-type="float" office:value="-15.26" calcext:value-type="float">
            <text:p>-15.2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.38" calcext:value-type="float">
            <text:p>44.38</text:p>
          </table:table-cell>
          <table:table-cell office:value-type="float" office:value="-440.77" calcext:value-type="float">
            <text:p>-440.77</text:p>
          </table:table-cell>
          <table:table-cell office:value-type="float" office:value="377.29" calcext:value-type="float">
            <text:p>377.29</text:p>
          </table:table-cell>
          <table:table-cell office:value-type="float" office:value="-192.22" calcext:value-type="float">
            <text:p>-192.22</text:p>
          </table:table-cell>
          <table:table-cell office:value-type="float" office:value="-40.19" calcext:value-type="float">
            <text:p>-40.19</text:p>
          </table:table-cell>
          <table:table-cell office:value-type="float" office:value="38.17" calcext:value-type="float">
            <text:p>38.17</text:p>
          </table:table-cell>
          <table:table-cell office:value-type="float" office:value="-15.53" calcext:value-type="float">
            <text:p>-15.5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.29" calcext:value-type="float">
            <text:p>45.29</text:p>
          </table:table-cell>
          <table:table-cell office:value-type="float" office:value="-459.07" calcext:value-type="float">
            <text:p>-459.07</text:p>
          </table:table-cell>
          <table:table-cell office:value-type="float" office:value="394.63" calcext:value-type="float">
            <text:p>394.63</text:p>
          </table:table-cell>
          <table:table-cell office:value-type="float" office:value="-200.37" calcext:value-type="float">
            <text:p>-200.37</text:p>
          </table:table-cell>
          <table:table-cell office:value-type="float" office:value="-41.06" calcext:value-type="float">
            <text:p>-41.06</text:p>
          </table:table-cell>
          <table:table-cell office:value-type="float" office:value="39.19" calcext:value-type="float">
            <text:p>39.19</text:p>
          </table:table-cell>
          <table:table-cell office:value-type="float" office:value="-15.8" calcext:value-type="float">
            <text:p>-15.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477.69" calcext:value-type="float">
            <text:p>-477.69</text:p>
          </table:table-cell>
          <table:table-cell office:value-type="float" office:value="412.36" calcext:value-type="float">
            <text:p>412.36</text:p>
          </table:table-cell>
          <table:table-cell office:value-type="float" office:value="-208.67" calcext:value-type="float">
            <text:p>-208.67</text:p>
          </table:table-cell>
          <table:table-cell office:value-type="float" office:value="-41.9" calcext:value-type="float">
            <text:p>-41.9</text:p>
          </table:table-cell>
          <table:table-cell office:value-type="float" office:value="40.21" calcext:value-type="float">
            <text:p>40.21</text:p>
          </table:table-cell>
          <table:table-cell office:value-type="float" office:value="-16.05" calcext:value-type="float">
            <text:p>-16.0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-496.67" calcext:value-type="float">
            <text:p>-496.67</text:p>
          </table:table-cell>
          <table:table-cell office:value-type="float" office:value="430.52" calcext:value-type="float">
            <text:p>430.52</text:p>
          </table:table-cell>
          <table:table-cell office:value-type="float" office:value="-217.13" calcext:value-type="float">
            <text:p>-217.13</text:p>
          </table:table-cell>
          <table:table-cell office:value-type="float" office:value="-42.75" calcext:value-type="float">
            <text:p>-42.75</text:p>
          </table:table-cell>
          <table:table-cell office:value-type="float" office:value="41.25" calcext:value-type="float">
            <text:p>41.25</text:p>
          </table:table-cell>
          <table:table-cell office:value-type="float" office:value="-16.33" calcext:value-type="float">
            <text:p>-16.3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.01" calcext:value-type="float">
            <text:p>48.01</text:p>
          </table:table-cell>
          <table:table-cell office:value-type="float" office:value="-516.01" calcext:value-type="float">
            <text:p>-516.01</text:p>
          </table:table-cell>
          <table:table-cell office:value-type="float" office:value="449.15" calcext:value-type="float">
            <text:p>449.15</text:p>
          </table:table-cell>
          <table:table-cell office:value-type="float" office:value="-225.78" calcext:value-type="float">
            <text:p>-225.78</text:p>
          </table:table-cell>
          <table:table-cell office:value-type="float" office:value="-43.59" calcext:value-type="float">
            <text:p>-43.59</text:p>
          </table:table-cell>
          <table:table-cell office:value-type="float" office:value="42.3" calcext:value-type="float">
            <text:p>42.3</text:p>
          </table:table-cell>
          <table:table-cell office:value-type="float" office:value="-16.58" calcext:value-type="float">
            <text:p>-16.5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-535.76" calcext:value-type="float">
            <text:p>-535.76</text:p>
          </table:table-cell>
          <table:table-cell office:value-type="float" office:value="468.26" calcext:value-type="float">
            <text:p>468.26</text:p>
          </table:table-cell>
          <table:table-cell office:value-type="float" office:value="-234.61" calcext:value-type="float">
            <text:p>-234.61</text:p>
          </table:table-cell>
          <table:table-cell office:value-type="float" office:value="-44.45" calcext:value-type="float">
            <text:p>-44.45</text:p>
          </table:table-cell>
          <table:table-cell office:value-type="float" office:value="43.35" calcext:value-type="float">
            <text:p>43.35</text:p>
          </table:table-cell>
          <table:table-cell office:value-type="float" office:value="-16.85" calcext:value-type="float">
            <text:p>-16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-555.9" calcext:value-type="float">
            <text:p>-555.9</text:p>
          </table:table-cell>
          <table:table-cell office:value-type="float" office:value="487.86" calcext:value-type="float">
            <text:p>487.86</text:p>
          </table:table-cell>
          <table:table-cell office:value-type="float" office:value="-243.63" calcext:value-type="float">
            <text:p>-243.63</text:p>
          </table:table-cell>
          <table:table-cell office:value-type="float" office:value="-45.32" calcext:value-type="float">
            <text:p>-45.32</text:p>
          </table:table-cell>
          <table:table-cell office:value-type="float" office:value="44.41" calcext:value-type="float">
            <text:p>44.41</text:p>
          </table:table-cell>
          <table:table-cell office:value-type="float" office:value="-17.11" calcext:value-type="float">
            <text:p>-17.1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-576.4" calcext:value-type="float">
            <text:p>-576.4</text:p>
          </table:table-cell>
          <table:table-cell office:value-type="float" office:value="507.92" calcext:value-type="float">
            <text:p>507.92</text:p>
          </table:table-cell>
          <table:table-cell office:value-type="float" office:value="-252.81" calcext:value-type="float">
            <text:p>-252.81</text:p>
          </table:table-cell>
          <table:table-cell office:value-type="float" office:value="-46.17" calcext:value-type="float">
            <text:p>-46.17</text:p>
          </table:table-cell>
          <table:table-cell office:value-type="float" office:value="45.47" calcext:value-type="float">
            <text:p>45.47</text:p>
          </table:table-cell>
          <table:table-cell office:value-type="float" office:value="-17.37" calcext:value-type="float">
            <text:p>-17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.64" calcext:value-type="float">
            <text:p>51.64</text:p>
          </table:table-cell>
          <table:table-cell office:value-type="float" office:value="-597.29" calcext:value-type="float">
            <text:p>-597.29</text:p>
          </table:table-cell>
          <table:table-cell office:value-type="float" office:value="528.47" calcext:value-type="float">
            <text:p>528.47</text:p>
          </table:table-cell>
          <table:table-cell office:value-type="float" office:value="-262.19" calcext:value-type="float">
            <text:p>-262.19</text:p>
          </table:table-cell>
          <table:table-cell office:value-type="float" office:value="-47.02" calcext:value-type="float">
            <text:p>-47.02</text:p>
          </table:table-cell>
          <table:table-cell office:value-type="float" office:value="46.56" calcext:value-type="float">
            <text:p>46.56</text:p>
          </table:table-cell>
          <table:table-cell office:value-type="float" office:value="-17.63" calcext:value-type="float">
            <text:p>-17.6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.55" calcext:value-type="float">
            <text:p>52.55</text:p>
          </table:table-cell>
          <table:table-cell office:value-type="float" office:value="-618.54" calcext:value-type="float">
            <text:p>-618.54</text:p>
          </table:table-cell>
          <table:table-cell office:value-type="float" office:value="549.48" calcext:value-type="float">
            <text:p>549.48</text:p>
          </table:table-cell>
          <table:table-cell office:value-type="float" office:value="-271.73" calcext:value-type="float">
            <text:p>-271.73</text:p>
          </table:table-cell>
          <table:table-cell office:value-type="float" office:value="-47.88" calcext:value-type="float">
            <text:p>-47.88</text:p>
          </table:table-cell>
          <table:table-cell office:value-type="float" office:value="47.65" calcext:value-type="float">
            <text:p>47.65</text:p>
          </table:table-cell>
          <table:table-cell office:value-type="float" office:value="-17.88" calcext:value-type="float">
            <text:p>-17.88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.45" calcext:value-type="float">
            <text:p>53.45</text:p>
          </table:table-cell>
          <table:table-cell office:value-type="float" office:value="-640.16" calcext:value-type="float">
            <text:p>-640.16</text:p>
          </table:table-cell>
          <table:table-cell office:value-type="float" office:value="570.98" calcext:value-type="float">
            <text:p>570.98</text:p>
          </table:table-cell>
          <table:table-cell office:value-type="float" office:value="-281.45" calcext:value-type="float">
            <text:p>-281.45</text:p>
          </table:table-cell>
          <table:table-cell office:value-type="float" office:value="-48.74" calcext:value-type="float">
            <text:p>-48.74</text:p>
          </table:table-cell>
          <table:table-cell office:value-type="float" office:value="48.75" calcext:value-type="float">
            <text:p>48.75</text:p>
          </table:table-cell>
          <table:table-cell office:value-type="float" office:value="-18.13" calcext:value-type="float">
            <text:p>-18.1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.36" calcext:value-type="float">
            <text:p>54.36</text:p>
          </table:table-cell>
          <table:table-cell office:value-type="float" office:value="-662.16" calcext:value-type="float">
            <text:p>-662.16</text:p>
          </table:table-cell>
          <table:table-cell office:value-type="float" office:value="592.98" calcext:value-type="float">
            <text:p>592.98</text:p>
          </table:table-cell>
          <table:table-cell office:value-type="float" office:value="-291.35" calcext:value-type="float">
            <text:p>-291.35</text:p>
          </table:table-cell>
          <table:table-cell office:value-type="float" office:value="-49.6" calcext:value-type="float">
            <text:p>-49.6</text:p>
          </table:table-cell>
          <table:table-cell office:value-type="float" office:value="49.88" calcext:value-type="float">
            <text:p>49.88</text:p>
          </table:table-cell>
          <table:table-cell office:value-type="float" office:value="-18.35" calcext:value-type="float">
            <text:p>-18.3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.27" calcext:value-type="float">
            <text:p>55.27</text:p>
          </table:table-cell>
          <table:table-cell office:value-type="float" office:value="-684.59" calcext:value-type="float">
            <text:p>-684.59</text:p>
          </table:table-cell>
          <table:table-cell office:value-type="float" office:value="615.52" calcext:value-type="float">
            <text:p>615.52</text:p>
          </table:table-cell>
          <table:table-cell office:value-type="float" office:value="-301.45" calcext:value-type="float">
            <text:p>-301.45</text:p>
          </table:table-cell>
          <table:table-cell office:value-type="float" office:value="-50.48" calcext:value-type="float">
            <text:p>-50.48</text:p>
          </table:table-cell>
          <table:table-cell office:value-type="float" office:value="51.02" calcext:value-type="float">
            <text:p>51.02</text:p>
          </table:table-cell>
          <table:table-cell office:value-type="float" office:value="-18.59" calcext:value-type="float">
            <text:p>-18.59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-707.33" calcext:value-type="float">
            <text:p>-707.33</text:p>
          </table:table-cell>
          <table:table-cell office:value-type="float" office:value="638.49" calcext:value-type="float">
            <text:p>638.49</text:p>
          </table:table-cell>
          <table:table-cell office:value-type="float" office:value="-311.69" calcext:value-type="float">
            <text:p>-311.69</text:p>
          </table:table-cell>
          <table:table-cell office:value-type="float" office:value="-51.34" calcext:value-type="float">
            <text:p>-51.34</text:p>
          </table:table-cell>
          <table:table-cell office:value-type="float" office:value="52.16" calcext:value-type="float">
            <text:p>52.16</text:p>
          </table:table-cell>
          <table:table-cell office:value-type="float" office:value="-18.85" calcext:value-type="float">
            <text:p>-18.85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.08" calcext:value-type="float">
            <text:p>57.08</text:p>
          </table:table-cell>
          <table:table-cell office:value-type="float" office:value="-730.4" calcext:value-type="float">
            <text:p>-730.4</text:p>
          </table:table-cell>
          <table:table-cell office:value-type="float" office:value="661.91" calcext:value-type="float">
            <text:p>661.91</text:p>
          </table:table-cell>
          <table:table-cell office:value-type="float" office:value="-322.1" calcext:value-type="float">
            <text:p>-322.1</text:p>
          </table:table-cell>
          <table:table-cell office:value-type="float" office:value="-52.19" calcext:value-type="float">
            <text:p>-52.19</text:p>
          </table:table-cell>
          <table:table-cell office:value-type="float" office:value="53.31" calcext:value-type="float">
            <text:p>53.31</text:p>
          </table:table-cell>
          <table:table-cell office:value-type="float" office:value="-19.11" calcext:value-type="float">
            <text:p>-19.1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.99" calcext:value-type="float">
            <text:p>57.99</text:p>
          </table:table-cell>
          <table:table-cell office:value-type="float" office:value="-753.87" calcext:value-type="float">
            <text:p>-753.87</text:p>
          </table:table-cell>
          <table:table-cell office:value-type="float" office:value="685.87" calcext:value-type="float">
            <text:p>685.87</text:p>
          </table:table-cell>
          <table:table-cell office:value-type="float" office:value="-332.7" calcext:value-type="float">
            <text:p>-332.7</text:p>
          </table:table-cell>
          <table:table-cell office:value-type="float" office:value="-53.06" calcext:value-type="float">
            <text:p>-53.06</text:p>
          </table:table-cell>
          <table:table-cell office:value-type="float" office:value="54.46" calcext:value-type="float">
            <text:p>54.46</text:p>
          </table:table-cell>
          <table:table-cell office:value-type="float" office:value="-19.36" calcext:value-type="float">
            <text:p>-19.3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-777.69" calcext:value-type="float">
            <text:p>-777.69</text:p>
          </table:table-cell>
          <table:table-cell office:value-type="float" office:value="710.32" calcext:value-type="float">
            <text:p>710.32</text:p>
          </table:table-cell>
          <table:table-cell office:value-type="float" office:value="-343.46" calcext:value-type="float">
            <text:p>-343.46</text:p>
          </table:table-cell>
          <table:table-cell office:value-type="float" office:value="-53.92" calcext:value-type="float">
            <text:p>-53.92</text:p>
          </table:table-cell>
          <table:table-cell office:value-type="float" office:value="55.62" calcext:value-type="float">
            <text:p>55.62</text:p>
          </table:table-cell>
          <table:table-cell office:value-type="float" office:value="-19.62" calcext:value-type="float">
            <text:p>-19.6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.79" calcext:value-type="float">
            <text:p>59.79</text:p>
          </table:table-cell>
          <table:table-cell office:value-type="float" office:value="-801.87" calcext:value-type="float">
            <text:p>-801.87</text:p>
          </table:table-cell>
          <table:table-cell office:value-type="float" office:value="735.24" calcext:value-type="float">
            <text:p>735.24</text:p>
          </table:table-cell>
          <table:table-cell office:value-type="float" office:value="-354.4" calcext:value-type="float">
            <text:p>-354.4</text:p>
          </table:table-cell>
          <table:table-cell office:value-type="float" office:value="-54.77" calcext:value-type="float">
            <text:p>-54.77</text:p>
          </table:table-cell>
          <table:table-cell office:value-type="float" office:value="56.79" calcext:value-type="float">
            <text:p>56.79</text:p>
          </table:table-cell>
          <table:table-cell office:value-type="float" office:value="-19.87" calcext:value-type="float">
            <text:p>-19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-826.5" calcext:value-type="float">
            <text:p>-826.5</text:p>
          </table:table-cell>
          <table:table-cell office:value-type="float" office:value="760.77" calcext:value-type="float">
            <text:p>760.77</text:p>
          </table:table-cell>
          <table:table-cell office:value-type="float" office:value="-365.55" calcext:value-type="float">
            <text:p>-365.55</text:p>
          </table:table-cell>
          <table:table-cell office:value-type="float" office:value="-55.63" calcext:value-type="float">
            <text:p>-55.63</text:p>
          </table:table-cell>
          <table:table-cell office:value-type="float" office:value="57.98" calcext:value-type="float">
            <text:p>57.98</text:p>
          </table:table-cell>
          <table:table-cell office:value-type="float" office:value="-20.11" calcext:value-type="float">
            <text:p>-20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-851.42" calcext:value-type="float">
            <text:p>-851.42</text:p>
          </table:table-cell>
          <table:table-cell office:value-type="float" office:value="786.74" calcext:value-type="float">
            <text:p>786.74</text:p>
          </table:table-cell>
          <table:table-cell office:value-type="float" office:value="-376.85" calcext:value-type="float">
            <text:p>-376.85</text:p>
          </table:table-cell>
          <table:table-cell office:value-type="float" office:value="-56.48" calcext:value-type="float">
            <text:p>-56.48</text:p>
          </table:table-cell>
          <table:table-cell office:value-type="float" office:value="59.18" calcext:value-type="float">
            <text:p>59.18</text:p>
          </table:table-cell>
          <table:table-cell office:value-type="float" office:value="-20.4" calcext:value-type="float">
            <text:p>-20.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.51" calcext:value-type="float">
            <text:p>62.51</text:p>
          </table:table-cell>
          <table:table-cell office:value-type="float" office:value="-876.76" calcext:value-type="float">
            <text:p>-876.76</text:p>
          </table:table-cell>
          <table:table-cell office:value-type="float" office:value="813.27" calcext:value-type="float">
            <text:p>813.27</text:p>
          </table:table-cell>
          <table:table-cell office:value-type="float" office:value="-388.35" calcext:value-type="float">
            <text:p>-388.35</text:p>
          </table:table-cell>
          <table:table-cell office:value-type="float" office:value="-57.34" calcext:value-type="float">
            <text:p>-57.34</text:p>
          </table:table-cell>
          <table:table-cell office:value-type="float" office:value="60.38" calcext:value-type="float">
            <text:p>60.38</text:p>
          </table:table-cell>
          <table:table-cell office:value-type="float" office:value="-20.63" calcext:value-type="float">
            <text:p>-20.6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.41" calcext:value-type="float">
            <text:p>63.41</text:p>
          </table:table-cell>
          <table:table-cell office:value-type="float" office:value="-902.46" calcext:value-type="float">
            <text:p>-902.46</text:p>
          </table:table-cell>
          <table:table-cell office:value-type="float" office:value="840.33" calcext:value-type="float">
            <text:p>840.33</text:p>
          </table:table-cell>
          <table:table-cell office:value-type="float" office:value="-400.03" calcext:value-type="float">
            <text:p>-400.03</text:p>
          </table:table-cell>
          <table:table-cell office:value-type="float" office:value="-58.19" calcext:value-type="float">
            <text:p>-58.19</text:p>
          </table:table-cell>
          <table:table-cell office:value-type="float" office:value="61.6" calcext:value-type="float">
            <text:p>61.6</text:p>
          </table:table-cell>
          <table:table-cell office:value-type="float" office:value="-20.87" calcext:value-type="float">
            <text:p>-20.8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.31" calcext:value-type="float">
            <text:p>64.31</text:p>
          </table:table-cell>
          <table:table-cell office:value-type="float" office:value="-928.52" calcext:value-type="float">
            <text:p>-928.52</text:p>
          </table:table-cell>
          <table:table-cell office:value-type="float" office:value="867.89" calcext:value-type="float">
            <text:p>867.89</text:p>
          </table:table-cell>
          <table:table-cell office:value-type="float" office:value="-411.89" calcext:value-type="float">
            <text:p>-411.89</text:p>
          </table:table-cell>
          <table:table-cell office:value-type="float" office:value="-59.04" calcext:value-type="float">
            <text:p>-59.04</text:p>
          </table:table-cell>
          <table:table-cell office:value-type="float" office:value="62.83" calcext:value-type="float">
            <text:p>62.83</text:p>
          </table:table-cell>
          <table:table-cell office:value-type="float" office:value="-21.12" calcext:value-type="float">
            <text:p>-21.1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.21" calcext:value-type="float">
            <text:p>65.21</text:p>
          </table:table-cell>
          <table:table-cell office:value-type="float" office:value="-954.92" calcext:value-type="float">
            <text:p>-954.92</text:p>
          </table:table-cell>
          <table:table-cell office:value-type="float" office:value="895.95" calcext:value-type="float">
            <text:p>895.95</text:p>
          </table:table-cell>
          <table:table-cell office:value-type="float" office:value="-423.92" calcext:value-type="float">
            <text:p>-423.92</text:p>
          </table:table-cell>
          <table:table-cell office:value-type="float" office:value="-59.89" calcext:value-type="float">
            <text:p>-59.89</text:p>
          </table:table-cell>
          <table:table-cell office:value-type="float" office:value="64.05" calcext:value-type="float">
            <text:p>64.05</text:p>
          </table:table-cell>
          <table:table-cell office:value-type="float" office:value="-21.37" calcext:value-type="float">
            <text:p>-21.3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.12" calcext:value-type="float">
            <text:p>66.12</text:p>
          </table:table-cell>
          <table:table-cell office:value-type="float" office:value="-981.73" calcext:value-type="float">
            <text:p>-981.73</text:p>
          </table:table-cell>
          <table:table-cell office:value-type="float" office:value="924.59" calcext:value-type="float">
            <text:p>924.59</text:p>
          </table:table-cell>
          <table:table-cell office:value-type="float" office:value="-436.14" calcext:value-type="float">
            <text:p>-436.14</text:p>
          </table:table-cell>
          <table:table-cell office:value-type="float" office:value="-60.75" calcext:value-type="float">
            <text:p>-60.75</text:p>
          </table:table-cell>
          <table:table-cell office:value-type="float" office:value="65.28" calcext:value-type="float">
            <text:p>65.28</text:p>
          </table:table-cell>
          <table:table-cell office:value-type="float" office:value="-21.6" calcext:value-type="float">
            <text:p>-21.6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7.02" calcext:value-type="float">
            <text:p>67.02</text:p>
          </table:table-cell>
          <table:table-cell office:value-type="float" office:value="-1008.92" calcext:value-type="float">
            <text:p>-1008.92</text:p>
          </table:table-cell>
          <table:table-cell office:value-type="float" office:value="953.77" calcext:value-type="float">
            <text:p>953.77</text:p>
          </table:table-cell>
          <table:table-cell office:value-type="float" office:value="-448.54" calcext:value-type="float">
            <text:p>-448.54</text:p>
          </table:table-cell>
          <table:table-cell office:value-type="float" office:value="-61.61" calcext:value-type="float">
            <text:p>-61.61</text:p>
          </table:table-cell>
          <table:table-cell office:value-type="float" office:value="66.52" calcext:value-type="float">
            <text:p>66.52</text:p>
          </table:table-cell>
          <table:table-cell office:value-type="float" office:value="-21.84" calcext:value-type="float">
            <text:p>-2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-1036.47" calcext:value-type="float">
            <text:p>-1036.47</text:p>
          </table:table-cell>
          <table:table-cell office:value-type="float" office:value="983.5" calcext:value-type="float">
            <text:p>983.5</text:p>
          </table:table-cell>
          <table:table-cell office:value-type="float" office:value="-461.13" calcext:value-type="float">
            <text:p>-461.13</text:p>
          </table:table-cell>
          <table:table-cell office:value-type="float" office:value="-62.46" calcext:value-type="float">
            <text:p>-62.46</text:p>
          </table:table-cell>
          <table:table-cell office:value-type="float" office:value="67.79" calcext:value-type="float">
            <text:p>67.79</text:p>
          </table:table-cell>
          <table:table-cell office:value-type="float" office:value="-22.07" calcext:value-type="float">
            <text:p>-22.07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8.83" calcext:value-type="float">
            <text:p>68.83</text:p>
          </table:table-cell>
          <table:table-cell office:value-type="float" office:value="-1064.44" calcext:value-type="float">
            <text:p>-1064.44</text:p>
          </table:table-cell>
          <table:table-cell office:value-type="float" office:value="1013.82" calcext:value-type="float">
            <text:p>1013.82</text:p>
          </table:table-cell>
          <table:table-cell office:value-type="float" office:value="-473.91" calcext:value-type="float">
            <text:p>-473.91</text:p>
          </table:table-cell>
          <table:table-cell office:value-type="float" office:value="-63.31" calcext:value-type="float">
            <text:p>-63.31</text:p>
          </table:table-cell>
          <table:table-cell office:value-type="float" office:value="69.05" calcext:value-type="float">
            <text:p>69.05</text:p>
          </table:table-cell>
          <table:table-cell office:value-type="float" office:value="-22.32" calcext:value-type="float">
            <text:p>-22.3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21:01:09.919982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21:01:40.819951396</dc:date>
    <meta:editing-duration>PT55M55S</meta:editing-duration>
    <meta:editing-cycles>7</meta:editing-cycles>
    <meta:generator>LibreOffice/5.1.4.2$Linux_X86_64 LibreOffice_project/f99d75f39f1c57ebdd7ffc5f42867c12031db97a</meta:generator>
    <meta:document-statistic meta:table-count="1" meta:cell-count="10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1cm" svg:height="7.73cm" xlink:href=".." xlink:type="simple" chart:class="chart:scatter" chart:style-name="ch1">
        <chart:legend chart:legend-position="end" svg:x="12.175cm" svg:y="3.068cm" style:legend-expansion="high" chart:style-name="ch2"/>
        <chart:plot-area chart:style-name="ch3" table:cell-range-address="QuadOutput.A1:QuadOutput.D1000" chart:data-source-has-labels="row" svg:x="0.201cm" svg:y="0.239cm" svg:width="12.913cm" svg:height="7.09cm">
          <chartooo:coordinate-region svg:x="1.299cm" svg:y="0.438cm" svg:width="11.628cm" svg:height="6.6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B1:QuadOutput.B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C1:QuadOutput.C1000" chart:label-cell-address="QuadOutput.A1:QuadOutput.A1" chart:class="chart:scatter">
            <chart:data-point chart:repeated="1000"/>
          </chart:series>
          <chart:series chart:style-name="ch8" chart:values-cell-range-address="QuadOutput.D1:QuadOutput.D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QuadOutput.A1:QuadOutput.A1000</svg:desc>
                </draw:g>
              </table:table-cell>
              <table:table-cell office:value-type="float" office:value="0">
                <text:p>0</text:p>
                <draw:g>
                  <svg:desc>QuadOutput.B1:QuadOutput.B1000</svg:desc>
                </draw:g>
              </table:table-cell>
              <table:table-cell office:value-type="float" office:value="0">
                <text:p>0</text:p>
                <draw:g>
                  <svg:desc>QuadOutput.C1:QuadOutput.C1000</svg:desc>
                </draw:g>
              </table:table-cell>
              <table:table-cell office:value-type="float" office:value="0">
                <text:p>0</text:p>
                <draw:g>
                  <svg:desc>QuadOutput.D1:QuadOutput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-0.24">
                <text:p>-0.24</text:p>
              </table:table-cell>
              <table:table-cell office:value-type="float" office:value="0.16">
                <text:p>0.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-0.84">
                <text:p>-0.84</text:p>
              </table:table-cell>
              <table:table-cell office:value-type="float" office:value="0.57">
                <text:p>0.5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">
                <text:p>2.86</text:p>
              </table:table-cell>
              <table:table-cell office:value-type="float" office:value="-1.8">
                <text:p>-1.8</text:p>
              </table:table-cell>
              <table:table-cell office:value-type="float" office:value="1.22">
                <text:p>1.2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-3.11">
                <text:p>-3.11</text:p>
              </table:table-cell>
              <table:table-cell office:value-type="float" office:value="2.13">
                <text:p>2.13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-4.79">
                <text:p>-4.79</text:p>
              </table:table-cell>
              <table:table-cell office:value-type="float" office:value="3.3">
                <text:p>3.3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5">
                <text:p>5.55</text:p>
              </table:table-cell>
              <table:table-cell office:value-type="float" office:value="-6.82">
                <text:p>-6.82</text:p>
              </table:table-cell>
              <table:table-cell office:value-type="float" office:value="4.73">
                <text:p>4.73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4">
                <text:p>6.44</text:p>
              </table:table-cell>
              <table:table-cell office:value-type="float" office:value="-9.22">
                <text:p>-9.22</text:p>
              </table:table-cell>
              <table:table-cell office:value-type="float" office:value="6.42">
                <text:p>6.42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4">
                <text:p>7.34</text:p>
              </table:table-cell>
              <table:table-cell office:value-type="float" office:value="-11.97">
                <text:p>-11.97</text:p>
              </table:table-cell>
              <table:table-cell office:value-type="float" office:value="8.4">
                <text:p>8.4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">
                <text:p>8.24</text:p>
              </table:table-cell>
              <table:table-cell office:value-type="float" office:value="-15.09">
                <text:p>-15.09</text:p>
              </table:table-cell>
              <table:table-cell office:value-type="float" office:value="10.65">
                <text:p>10.65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3">
                <text:p>9.13</text:p>
              </table:table-cell>
              <table:table-cell office:value-type="float" office:value="-18.57">
                <text:p>-18.57</text:p>
              </table:table-cell>
              <table:table-cell office:value-type="float" office:value="13.18">
                <text:p>13.18</text:p>
              </table:table-cell>
              <table:table-cell office:value-type="float" office:value="-7.85">
                <text:p>-7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3">
                <text:p>10.03</text:p>
              </table:table-cell>
              <table:table-cell office:value-type="float" office:value="-22.42">
                <text:p>-22.42</text:p>
              </table:table-cell>
              <table:table-cell office:value-type="float" office:value="16.01">
                <text:p>16.01</text:p>
              </table:table-cell>
              <table:table-cell office:value-type="float" office:value="-9.49">
                <text:p>-9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">
                <text:p>10.93</text:p>
              </table:table-cell>
              <table:table-cell office:value-type="float" office:value="-26.63">
                <text:p>-26.63</text:p>
              </table:table-cell>
              <table:table-cell office:value-type="float" office:value="19.13">
                <text:p>19.13</text:p>
              </table:table-cell>
              <table:table-cell office:value-type="float" office:value="-11.28">
                <text:p>-1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">
                <text:p>11.83</text:p>
              </table:table-cell>
              <table:table-cell office:value-type="float" office:value="-31.22">
                <text:p>-31.22</text:p>
              </table:table-cell>
              <table:table-cell office:value-type="float" office:value="22.55">
                <text:p>22.55</text:p>
              </table:table-cell>
              <table:table-cell office:value-type="float" office:value="-13.22">
                <text:p>-13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3">
                <text:p>12.73</text:p>
              </table:table-cell>
              <table:table-cell office:value-type="float" office:value="-36.16">
                <text:p>-36.16</text:p>
              </table:table-cell>
              <table:table-cell office:value-type="float" office:value="26.26">
                <text:p>26.26</text:p>
              </table:table-cell>
              <table:table-cell office:value-type="float" office:value="-15.33">
                <text:p>-15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4">
                <text:p>13.64</text:p>
              </table:table-cell>
              <table:table-cell office:value-type="float" office:value="-41.47">
                <text:p>-41.47</text:p>
              </table:table-cell>
              <table:table-cell office:value-type="float" office:value="30.28">
                <text:p>30.28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4">
                <text:p>14.54</text:p>
              </table:table-cell>
              <table:table-cell office:value-type="float" office:value="-47.16">
                <text:p>-47.16</text:p>
              </table:table-cell>
              <table:table-cell office:value-type="float" office:value="34.62">
                <text:p>34.62</text:p>
              </table:table-cell>
              <table:table-cell office:value-type="float" office:value="-20.03">
                <text:p>-2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4">
                <text:p>15.44</text:p>
              </table:table-cell>
              <table:table-cell office:value-type="float" office:value="-53.22">
                <text:p>-53.22</text:p>
              </table:table-cell>
              <table:table-cell office:value-type="float" office:value="39.27">
                <text:p>39.27</text:p>
              </table:table-cell>
              <table:table-cell office:value-type="float" office:value="-22.62">
                <text:p>-22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5">
                <text:p>16.35</text:p>
              </table:table-cell>
              <table:table-cell office:value-type="float" office:value="-59.64">
                <text:p>-59.64</text:p>
              </table:table-cell>
              <table:table-cell office:value-type="float" office:value="44.23">
                <text:p>44.23</text:p>
              </table:table-cell>
              <table:table-cell office:value-type="float" office:value="-25.36">
                <text:p>-25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-66.43">
                <text:p>-66.43</text:p>
              </table:table-cell>
              <table:table-cell office:value-type="float" office:value="49.52">
                <text:p>49.52</text:p>
              </table:table-cell>
              <table:table-cell office:value-type="float" office:value="-28.27">
                <text:p>-28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15">
                <text:p>18.15</text:p>
              </table:table-cell>
              <table:table-cell office:value-type="float" office:value="-73.57">
                <text:p>-73.57</text:p>
              </table:table-cell>
              <table:table-cell office:value-type="float" office:value="55.13">
                <text:p>55.13</text:p>
              </table:table-cell>
              <table:table-cell office:value-type="float" office:value="-31.33">
                <text:p>-3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6">
                <text:p>19.06</text:p>
              </table:table-cell>
              <table:table-cell office:value-type="float" office:value="-81.09">
                <text:p>-81.09</text:p>
              </table:table-cell>
              <table:table-cell office:value-type="float" office:value="61.07">
                <text:p>61.07</text:p>
              </table:table-cell>
              <table:table-cell office:value-type="float" office:value="-34.56">
                <text:p>-34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96">
                <text:p>19.96</text:p>
              </table:table-cell>
              <table:table-cell office:value-type="float" office:value="-88.96">
                <text:p>-88.96</text:p>
              </table:table-cell>
              <table:table-cell office:value-type="float" office:value="67.34">
                <text:p>67.34</text:p>
              </table:table-cell>
              <table:table-cell office:value-type="float" office:value="-37.95">
                <text:p>-37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6">
                <text:p>20.86</text:p>
              </table:table-cell>
              <table:table-cell office:value-type="float" office:value="-97.19">
                <text:p>-97.19</text:p>
              </table:table-cell>
              <table:table-cell office:value-type="float" office:value="73.94">
                <text:p>73.94</text:p>
              </table:table-cell>
              <table:table-cell office:value-type="float" office:value="-41.5">
                <text:p>-4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6">
                <text:p>21.76</text:p>
              </table:table-cell>
              <table:table-cell office:value-type="float" office:value="-105.79">
                <text:p>-105.79</text:p>
              </table:table-cell>
              <table:table-cell office:value-type="float" office:value="80.87">
                <text:p>80.87</text:p>
              </table:table-cell>
              <table:table-cell office:value-type="float" office:value="-45.21">
                <text:p>-45.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7">
                <text:p>22.67</text:p>
              </table:table-cell>
              <table:table-cell office:value-type="float" office:value="-114.75">
                <text:p>-114.75</text:p>
              </table:table-cell>
              <table:table-cell office:value-type="float" office:value="88.16">
                <text:p>88.16</text:p>
              </table:table-cell>
              <table:table-cell office:value-type="float" office:value="-49.08">
                <text:p>-49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7">
                <text:p>23.57</text:p>
              </table:table-cell>
              <table:table-cell office:value-type="float" office:value="-124.12">
                <text:p>-124.12</text:p>
              </table:table-cell>
              <table:table-cell office:value-type="float" office:value="95.81">
                <text:p>95.81</text:p>
              </table:table-cell>
              <table:table-cell office:value-type="float" office:value="-53.13">
                <text:p>-53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7">
                <text:p>24.47</text:p>
              </table:table-cell>
              <table:table-cell office:value-type="float" office:value="-133.8">
                <text:p>-133.8</text:p>
              </table:table-cell>
              <table:table-cell office:value-type="float" office:value="103.78">
                <text:p>103.78</text:p>
              </table:table-cell>
              <table:table-cell office:value-type="float" office:value="-57.31">
                <text:p>-57.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7">
                <text:p>25.37</text:p>
              </table:table-cell>
              <table:table-cell office:value-type="float" office:value="-143.87">
                <text:p>-143.87</text:p>
              </table:table-cell>
              <table:table-cell office:value-type="float" office:value="112.12">
                <text:p>112.12</text:p>
              </table:table-cell>
              <table:table-cell office:value-type="float" office:value="-61.67">
                <text:p>-61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8">
                <text:p>26.28</text:p>
              </table:table-cell>
              <table:table-cell office:value-type="float" office:value="-154.29">
                <text:p>-154.29</text:p>
              </table:table-cell>
              <table:table-cell office:value-type="float" office:value="120.81">
                <text:p>120.81</text:p>
              </table:table-cell>
              <table:table-cell office:value-type="float" office:value="-66.19">
                <text:p>-66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18">
                <text:p>27.18</text:p>
              </table:table-cell>
              <table:table-cell office:value-type="float" office:value="-165.08">
                <text:p>-165.08</text:p>
              </table:table-cell>
              <table:table-cell office:value-type="float" office:value="129.86">
                <text:p>129.86</text:p>
              </table:table-cell>
              <table:table-cell office:value-type="float" office:value="-70.87">
                <text:p>-70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08">
                <text:p>28.08</text:p>
              </table:table-cell>
              <table:table-cell office:value-type="float" office:value="-176.28">
                <text:p>-176.28</text:p>
              </table:table-cell>
              <table:table-cell office:value-type="float" office:value="139.31">
                <text:p>139.31</text:p>
              </table:table-cell>
              <table:table-cell office:value-type="float" office:value="-75.75">
                <text:p>-75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99">
                <text:p>28.99</text:p>
              </table:table-cell>
              <table:table-cell office:value-type="float" office:value="-187.82">
                <text:p>-187.82</text:p>
              </table:table-cell>
              <table:table-cell office:value-type="float" office:value="149.12">
                <text:p>149.12</text:p>
              </table:table-cell>
              <table:table-cell office:value-type="float" office:value="-80.78">
                <text:p>-80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9">
                <text:p>29.89</text:p>
              </table:table-cell>
              <table:table-cell office:value-type="float" office:value="-199.75">
                <text:p>-199.75</text:p>
              </table:table-cell>
              <table:table-cell office:value-type="float" office:value="159.32">
                <text:p>159.3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-212.03">
                <text:p>-212.03</text:p>
              </table:table-cell>
              <table:table-cell office:value-type="float" office:value="169.89">
                <text:p>169.89</text:p>
              </table:table-cell>
              <table:table-cell office:value-type="float" office:value="-91.37">
                <text:p>-91.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7">
                <text:p>31.7</text:p>
              </table:table-cell>
              <table:table-cell office:value-type="float" office:value="-224.69">
                <text:p>-224.69</text:p>
              </table:table-cell>
              <table:table-cell office:value-type="float" office:value="180.85">
                <text:p>180.85</text:p>
              </table:table-cell>
              <table:table-cell office:value-type="float" office:value="-96.92">
                <text:p>-96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1">
                <text:p>32.61</text:p>
              </table:table-cell>
              <table:table-cell office:value-type="float" office:value="-237.73">
                <text:p>-237.73</text:p>
              </table:table-cell>
              <table:table-cell office:value-type="float" office:value="192.21">
                <text:p>192.21</text:p>
              </table:table-cell>
              <table:table-cell office:value-type="float" office:value="-102.63">
                <text:p>-102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1">
                <text:p>33.51</text:p>
              </table:table-cell>
              <table:table-cell office:value-type="float" office:value="-251.11">
                <text:p>-251.11</text:p>
              </table:table-cell>
              <table:table-cell office:value-type="float" office:value="203.95">
                <text:p>203.95</text:p>
              </table:table-cell>
              <table:table-cell office:value-type="float" office:value="-108.49">
                <text:p>-108.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42">
                <text:p>34.42</text:p>
              </table:table-cell>
              <table:table-cell office:value-type="float" office:value="-264.88">
                <text:p>-264.88</text:p>
              </table:table-cell>
              <table:table-cell office:value-type="float" office:value="216.1">
                <text:p>216.1</text:p>
              </table:table-cell>
              <table:table-cell office:value-type="float" office:value="-114.51">
                <text:p>-114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32">
                <text:p>35.32</text:p>
              </table:table-cell>
              <table:table-cell office:value-type="float" office:value="-279.03">
                <text:p>-279.03</text:p>
              </table:table-cell>
              <table:table-cell office:value-type="float" office:value="228.66">
                <text:p>228.66</text:p>
              </table:table-cell>
              <table:table-cell office:value-type="float" office:value="-120.72">
                <text:p>-120.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3">
                <text:p>36.23</text:p>
              </table:table-cell>
              <table:table-cell office:value-type="float" office:value="-293.51">
                <text:p>-293.51</text:p>
              </table:table-cell>
              <table:table-cell office:value-type="float" office:value="241.61">
                <text:p>241.61</text:p>
              </table:table-cell>
              <table:table-cell office:value-type="float" office:value="-127.09">
                <text:p>-127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13">
                <text:p>37.13</text:p>
              </table:table-cell>
              <table:table-cell office:value-type="float" office:value="-308.38">
                <text:p>-308.38</text:p>
              </table:table-cell>
              <table:table-cell office:value-type="float" office:value="254.98">
                <text:p>254.98</text:p>
              </table:table-cell>
              <table:table-cell office:value-type="float" office:value="-133.63">
                <text:p>-133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04">
                <text:p>38.04</text:p>
              </table:table-cell>
              <table:table-cell office:value-type="float" office:value="-323.65">
                <text:p>-323.65</text:p>
              </table:table-cell>
              <table:table-cell office:value-type="float" office:value="268.79">
                <text:p>268.79</text:p>
              </table:table-cell>
              <table:table-cell office:value-type="float" office:value="-140.36">
                <text:p>-140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94">
                <text:p>38.94</text:p>
              </table:table-cell>
              <table:table-cell office:value-type="float" office:value="-339.23">
                <text:p>-339.23</text:p>
              </table:table-cell>
              <table:table-cell office:value-type="float" office:value="282.98">
                <text:p>282.98</text:p>
              </table:table-cell>
              <table:table-cell office:value-type="float" office:value="-147.22">
                <text:p>-147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85">
                <text:p>39.85</text:p>
              </table:table-cell>
              <table:table-cell office:value-type="float" office:value="-355.2">
                <text:p>-355.2</text:p>
              </table:table-cell>
              <table:table-cell office:value-type="float" office:value="297.59">
                <text:p>297.59</text:p>
              </table:table-cell>
              <table:table-cell office:value-type="float" office:value="-154.27">
                <text:p>-154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76">
                <text:p>40.76</text:p>
              </table:table-cell>
              <table:table-cell office:value-type="float" office:value="-371.54">
                <text:p>-371.54</text:p>
              </table:table-cell>
              <table:table-cell office:value-type="float" office:value="312.64">
                <text:p>312.64</text:p>
              </table:table-cell>
              <table:table-cell office:value-type="float" office:value="-161.5">
                <text:p>-16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66">
                <text:p>41.66</text:p>
              </table:table-cell>
              <table:table-cell office:value-type="float" office:value="-388.25">
                <text:p>-388.25</text:p>
              </table:table-cell>
              <table:table-cell office:value-type="float" office:value="328.12">
                <text:p>328.12</text:p>
              </table:table-cell>
              <table:table-cell office:value-type="float" office:value="-168.9">
                <text:p>-168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7">
                <text:p>42.57</text:p>
              </table:table-cell>
              <table:table-cell office:value-type="float" office:value="-405.42">
                <text:p>-405.42</text:p>
              </table:table-cell>
              <table:table-cell office:value-type="float" office:value="344.1">
                <text:p>344.1</text:p>
              </table:table-cell>
              <table:table-cell office:value-type="float" office:value="-176.51">
                <text:p>-176.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7">
                <text:p>43.47</text:p>
              </table:table-cell>
              <table:table-cell office:value-type="float" office:value="-422.88">
                <text:p>-422.88</text:p>
              </table:table-cell>
              <table:table-cell office:value-type="float" office:value="360.45">
                <text:p>360.45</text:p>
              </table:table-cell>
              <table:table-cell office:value-type="float" office:value="-184.26">
                <text:p>-184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38">
                <text:p>44.38</text:p>
              </table:table-cell>
              <table:table-cell office:value-type="float" office:value="-440.77">
                <text:p>-440.77</text:p>
              </table:table-cell>
              <table:table-cell office:value-type="float" office:value="377.29">
                <text:p>377.29</text:p>
              </table:table-cell>
              <table:table-cell office:value-type="float" office:value="-192.22">
                <text:p>-192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29">
                <text:p>45.29</text:p>
              </table:table-cell>
              <table:table-cell office:value-type="float" office:value="-459.07">
                <text:p>-459.07</text:p>
              </table:table-cell>
              <table:table-cell office:value-type="float" office:value="394.63">
                <text:p>394.63</text:p>
              </table:table-cell>
              <table:table-cell office:value-type="float" office:value="-200.37">
                <text:p>-200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">
                <text:p>46.2</text:p>
              </table:table-cell>
              <table:table-cell office:value-type="float" office:value="-477.69">
                <text:p>-477.69</text:p>
              </table:table-cell>
              <table:table-cell office:value-type="float" office:value="412.36">
                <text:p>412.36</text:p>
              </table:table-cell>
              <table:table-cell office:value-type="float" office:value="-208.67">
                <text:p>-208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1">
                <text:p>47.1</text:p>
              </table:table-cell>
              <table:table-cell office:value-type="float" office:value="-496.67">
                <text:p>-496.67</text:p>
              </table:table-cell>
              <table:table-cell office:value-type="float" office:value="430.52">
                <text:p>430.52</text:p>
              </table:table-cell>
              <table:table-cell office:value-type="float" office:value="-217.13">
                <text:p>-217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01">
                <text:p>48.01</text:p>
              </table:table-cell>
              <table:table-cell office:value-type="float" office:value="-516.01">
                <text:p>-516.01</text:p>
              </table:table-cell>
              <table:table-cell office:value-type="float" office:value="449.15">
                <text:p>449.15</text:p>
              </table:table-cell>
              <table:table-cell office:value-type="float" office:value="-225.78">
                <text:p>-225.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92">
                <text:p>48.92</text:p>
              </table:table-cell>
              <table:table-cell office:value-type="float" office:value="-535.76">
                <text:p>-535.76</text:p>
              </table:table-cell>
              <table:table-cell office:value-type="float" office:value="468.26">
                <text:p>468.26</text:p>
              </table:table-cell>
              <table:table-cell office:value-type="float" office:value="-234.61">
                <text:p>-234.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83">
                <text:p>49.83</text:p>
              </table:table-cell>
              <table:table-cell office:value-type="float" office:value="-555.9">
                <text:p>-555.9</text:p>
              </table:table-cell>
              <table:table-cell office:value-type="float" office:value="487.86">
                <text:p>487.86</text:p>
              </table:table-cell>
              <table:table-cell office:value-type="float" office:value="-243.63">
                <text:p>-243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73">
                <text:p>50.73</text:p>
              </table:table-cell>
              <table:table-cell office:value-type="float" office:value="-576.4">
                <text:p>-576.4</text:p>
              </table:table-cell>
              <table:table-cell office:value-type="float" office:value="507.92">
                <text:p>507.92</text:p>
              </table:table-cell>
              <table:table-cell office:value-type="float" office:value="-252.81">
                <text:p>-252.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4">
                <text:p>51.64</text:p>
              </table:table-cell>
              <table:table-cell office:value-type="float" office:value="-597.29">
                <text:p>-597.29</text:p>
              </table:table-cell>
              <table:table-cell office:value-type="float" office:value="528.47">
                <text:p>528.47</text:p>
              </table:table-cell>
              <table:table-cell office:value-type="float" office:value="-262.19">
                <text:p>-262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5">
                <text:p>52.55</text:p>
              </table:table-cell>
              <table:table-cell office:value-type="float" office:value="-618.54">
                <text:p>-618.54</text:p>
              </table:table-cell>
              <table:table-cell office:value-type="float" office:value="549.48">
                <text:p>549.48</text:p>
              </table:table-cell>
              <table:table-cell office:value-type="float" office:value="-271.73">
                <text:p>-271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45">
                <text:p>53.45</text:p>
              </table:table-cell>
              <table:table-cell office:value-type="float" office:value="-640.16">
                <text:p>-640.16</text:p>
              </table:table-cell>
              <table:table-cell office:value-type="float" office:value="570.98">
                <text:p>570.98</text:p>
              </table:table-cell>
              <table:table-cell office:value-type="float" office:value="-281.45">
                <text:p>-281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36">
                <text:p>54.36</text:p>
              </table:table-cell>
              <table:table-cell office:value-type="float" office:value="-662.16">
                <text:p>-662.16</text:p>
              </table:table-cell>
              <table:table-cell office:value-type="float" office:value="592.98">
                <text:p>592.98</text:p>
              </table:table-cell>
              <table:table-cell office:value-type="float" office:value="-291.35">
                <text:p>-291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27">
                <text:p>55.27</text:p>
              </table:table-cell>
              <table:table-cell office:value-type="float" office:value="-684.59">
                <text:p>-684.59</text:p>
              </table:table-cell>
              <table:table-cell office:value-type="float" office:value="615.52">
                <text:p>615.52</text:p>
              </table:table-cell>
              <table:table-cell office:value-type="float" office:value="-301.45">
                <text:p>-301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18">
                <text:p>56.18</text:p>
              </table:table-cell>
              <table:table-cell office:value-type="float" office:value="-707.33">
                <text:p>-707.33</text:p>
              </table:table-cell>
              <table:table-cell office:value-type="float" office:value="638.49">
                <text:p>638.49</text:p>
              </table:table-cell>
              <table:table-cell office:value-type="float" office:value="-311.69">
                <text:p>-311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08">
                <text:p>57.08</text:p>
              </table:table-cell>
              <table:table-cell office:value-type="float" office:value="-730.4">
                <text:p>-730.4</text:p>
              </table:table-cell>
              <table:table-cell office:value-type="float" office:value="661.91">
                <text:p>661.91</text:p>
              </table:table-cell>
              <table:table-cell office:value-type="float" office:value="-322.1">
                <text:p>-322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99">
                <text:p>57.99</text:p>
              </table:table-cell>
              <table:table-cell office:value-type="float" office:value="-753.87">
                <text:p>-753.87</text:p>
              </table:table-cell>
              <table:table-cell office:value-type="float" office:value="685.87">
                <text:p>685.87</text:p>
              </table:table-cell>
              <table:table-cell office:value-type="float" office:value="-332.7">
                <text:p>-33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9">
                <text:p>58.89</text:p>
              </table:table-cell>
              <table:table-cell office:value-type="float" office:value="-777.69">
                <text:p>-777.69</text:p>
              </table:table-cell>
              <table:table-cell office:value-type="float" office:value="710.32">
                <text:p>710.32</text:p>
              </table:table-cell>
              <table:table-cell office:value-type="float" office:value="-343.46">
                <text:p>-343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79">
                <text:p>59.79</text:p>
              </table:table-cell>
              <table:table-cell office:value-type="float" office:value="-801.87">
                <text:p>-801.87</text:p>
              </table:table-cell>
              <table:table-cell office:value-type="float" office:value="735.24">
                <text:p>735.24</text:p>
              </table:table-cell>
              <table:table-cell office:value-type="float" office:value="-354.4">
                <text:p>-354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7">
                <text:p>60.7</text:p>
              </table:table-cell>
              <table:table-cell office:value-type="float" office:value="-826.5">
                <text:p>-826.5</text:p>
              </table:table-cell>
              <table:table-cell office:value-type="float" office:value="760.77">
                <text:p>760.77</text:p>
              </table:table-cell>
              <table:table-cell office:value-type="float" office:value="-365.55">
                <text:p>-365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-851.42">
                <text:p>-851.42</text:p>
              </table:table-cell>
              <table:table-cell office:value-type="float" office:value="786.74">
                <text:p>786.74</text:p>
              </table:table-cell>
              <table:table-cell office:value-type="float" office:value="-376.85">
                <text:p>-376.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51">
                <text:p>62.51</text:p>
              </table:table-cell>
              <table:table-cell office:value-type="float" office:value="-876.76">
                <text:p>-876.76</text:p>
              </table:table-cell>
              <table:table-cell office:value-type="float" office:value="813.27">
                <text:p>813.27</text:p>
              </table:table-cell>
              <table:table-cell office:value-type="float" office:value="-388.35">
                <text:p>-388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.41">
                <text:p>63.41</text:p>
              </table:table-cell>
              <table:table-cell office:value-type="float" office:value="-902.46">
                <text:p>-902.46</text:p>
              </table:table-cell>
              <table:table-cell office:value-type="float" office:value="840.33">
                <text:p>840.33</text:p>
              </table:table-cell>
              <table:table-cell office:value-type="float" office:value="-400.03">
                <text:p>-40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.31">
                <text:p>64.31</text:p>
              </table:table-cell>
              <table:table-cell office:value-type="float" office:value="-928.52">
                <text:p>-928.52</text:p>
              </table:table-cell>
              <table:table-cell office:value-type="float" office:value="867.89">
                <text:p>867.89</text:p>
              </table:table-cell>
              <table:table-cell office:value-type="float" office:value="-411.89">
                <text:p>-411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.21">
                <text:p>65.21</text:p>
              </table:table-cell>
              <table:table-cell office:value-type="float" office:value="-954.92">
                <text:p>-954.92</text:p>
              </table:table-cell>
              <table:table-cell office:value-type="float" office:value="895.95">
                <text:p>895.95</text:p>
              </table:table-cell>
              <table:table-cell office:value-type="float" office:value="-423.92">
                <text:p>-42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.12">
                <text:p>66.12</text:p>
              </table:table-cell>
              <table:table-cell office:value-type="float" office:value="-981.73">
                <text:p>-981.73</text:p>
              </table:table-cell>
              <table:table-cell office:value-type="float" office:value="924.59">
                <text:p>924.59</text:p>
              </table:table-cell>
              <table:table-cell office:value-type="float" office:value="-436.14">
                <text:p>-436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02">
                <text:p>67.02</text:p>
              </table:table-cell>
              <table:table-cell office:value-type="float" office:value="-1008.92">
                <text:p>-1008.92</text:p>
              </table:table-cell>
              <table:table-cell office:value-type="float" office:value="953.77">
                <text:p>953.77</text:p>
              </table:table-cell>
              <table:table-cell office:value-type="float" office:value="-448.54">
                <text:p>-448.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92">
                <text:p>67.92</text:p>
              </table:table-cell>
              <table:table-cell office:value-type="float" office:value="-1036.47">
                <text:p>-1036.47</text:p>
              </table:table-cell>
              <table:table-cell office:value-type="float" office:value="983.5">
                <text:p>983.5</text:p>
              </table:table-cell>
              <table:table-cell office:value-type="float" office:value="-461.13">
                <text:p>-461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83">
                <text:p>68.83</text:p>
              </table:table-cell>
              <table:table-cell office:value-type="float" office:value="-1064.44">
                <text:p>-1064.44</text:p>
              </table:table-cell>
              <table:table-cell office:value-type="float" office:value="1013.82">
                <text:p>1013.82</text:p>
              </table:table-cell>
              <table:table-cell office:value-type="float" office:value="-473.91">
                <text:p>-473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703cm" style:legend-expansion="high" chart:style-name="ch2"/>
        <chart:plot-area chart:style-name="ch3" table:cell-range-address="QuadOutput.A1:QuadOutput.A1000 QuadOutput.E1:QuadOutput.G1000" chart:data-source-has-labels="row" svg:x="0.32cm" svg:y="0.18cm" svg:width="13.355cm" svg:height="8.64cm">
          <chartooo:coordinate-region svg:x="1.047cm" svg:y="0.379cm" svg:width="12.44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E1:QuadOutput.E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F1:QuadOutput.F1000" chart:label-cell-address="QuadOutput.A1:QuadOutput.A1" chart:class="chart:scatter">
            <chart:data-point chart:repeated="1000"/>
          </chart:series>
          <chart:series chart:style-name="ch8" chart:values-cell-range-address="QuadOutput.G1:QuadOutput.G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QuadOutput.A1:QuadOutput.A1000</svg:desc>
                </draw:g>
              </table:table-cell>
              <table:table-cell office:value-type="float" office:value="-0.14">
                <text:p>-0.14</text:p>
                <draw:g>
                  <svg:desc>QuadOutput.E1:QuadOutput.E1000</svg:desc>
                </draw:g>
              </table:table-cell>
              <table:table-cell office:value-type="float" office:value="0.09">
                <text:p>0.09</text:p>
                <draw:g>
                  <svg:desc>QuadOutput.F1:QuadOutput.F1000</svg:desc>
                </draw:g>
              </table:table-cell>
              <table:table-cell office:value-type="float" office:value="-0.06">
                <text:p>-0.06</text:p>
                <draw:g>
                  <svg:desc>QuadOutput.G1:QuadOutput.G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-0.94">
                <text:p>-0.94</text:p>
              </table:table-cell>
              <table:table-cell office:value-type="float" office:value="0.63">
                <text:p>0.63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-1.73">
                <text:p>-1.73</text:p>
              </table:table-cell>
              <table:table-cell office:value-type="float" office:value="1.19">
                <text:p>1.19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">
                <text:p>2.86</text:p>
              </table:table-cell>
              <table:table-cell office:value-type="float" office:value="-2.54">
                <text:p>-2.54</text:p>
              </table:table-cell>
              <table:table-cell office:value-type="float" office:value="1.75">
                <text:p>1.75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-3.34">
                <text:p>-3.34</text:p>
              </table:table-cell>
              <table:table-cell office:value-type="float" office:value="2.32">
                <text:p>2.32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-4.15">
                <text:p>-4.15</text:p>
              </table:table-cell>
              <table:table-cell office:value-type="float" office:value="2.9">
                <text:p>2.9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5">
                <text:p>5.55</text:p>
              </table:table-cell>
              <table:table-cell office:value-type="float" office:value="-4.96">
                <text:p>-4.96</text:p>
              </table:table-cell>
              <table:table-cell office:value-type="float" office:value="3.5">
                <text:p>3.5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4">
                <text:p>6.44</text:p>
              </table:table-cell>
              <table:table-cell office:value-type="float" office:value="-5.76">
                <text:p>-5.76</text:p>
              </table:table-cell>
              <table:table-cell office:value-type="float" office:value="4.12">
                <text:p>4.1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4">
                <text:p>7.34</text:p>
              </table:table-cell>
              <table:table-cell office:value-type="float" office:value="-6.56">
                <text:p>-6.56</text:p>
              </table:table-cell>
              <table:table-cell office:value-type="float" office:value="4.73">
                <text:p>4.73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">
                <text:p>8.24</text:p>
              </table:table-cell>
              <table:table-cell office:value-type="float" office:value="-7.37">
                <text:p>-7.37</text:p>
              </table:table-cell>
              <table:table-cell office:value-type="float" office:value="5.36">
                <text:p>5.36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3">
                <text:p>9.13</text:p>
              </table:table-cell>
              <table:table-cell office:value-type="float" office:value="-8.17">
                <text:p>-8.17</text:p>
              </table:table-cell>
              <table:table-cell office:value-type="float" office:value="5.99">
                <text:p>5.9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3">
                <text:p>10.03</text:p>
              </table:table-cell>
              <table:table-cell office:value-type="float" office:value="-8.98">
                <text:p>-8.98</text:p>
              </table:table-cell>
              <table:table-cell office:value-type="float" office:value="6.64">
                <text:p>6.6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">
                <text:p>10.93</text:p>
              </table:table-cell>
              <table:table-cell office:value-type="float" office:value="-9.79">
                <text:p>-9.79</text:p>
              </table:table-cell>
              <table:table-cell office:value-type="float" office:value="7.3">
                <text:p>7.3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">
                <text:p>11.83</text:p>
              </table:table-cell>
              <table:table-cell office:value-type="float" office:value="-10.6">
                <text:p>-10.6</text:p>
              </table:table-cell>
              <table:table-cell office:value-type="float" office:value="7.96">
                <text:p>7.96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3">
                <text:p>12.73</text:p>
              </table:table-cell>
              <table:table-cell office:value-type="float" office:value="-11.41">
                <text:p>-11.41</text:p>
              </table:table-cell>
              <table:table-cell office:value-type="float" office:value="8.63">
                <text:p>8.63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4">
                <text:p>13.64</text:p>
              </table:table-cell>
              <table:table-cell office:value-type="float" office:value="-12.22">
                <text:p>-12.22</text:p>
              </table:table-cell>
              <table:table-cell office:value-type="float" office:value="9.32">
                <text:p>9.32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4">
                <text:p>14.54</text:p>
              </table:table-cell>
              <table:table-cell office:value-type="float" office:value="-13.03">
                <text:p>-13.03</text:p>
              </table:table-cell>
              <table:table-cell office:value-type="float" office:value="10.01">
                <text:p>10.01</text:p>
              </table:table-cell>
              <table:table-cell office:value-type="float" office:value="-5.37">
                <text:p>-5.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4">
                <text:p>15.44</text:p>
              </table:table-cell>
              <table:table-cell office:value-type="float" office:value="-13.84">
                <text:p>-13.84</text:p>
              </table:table-cell>
              <table:table-cell office:value-type="float" office:value="10.71">
                <text:p>10.71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5">
                <text:p>16.35</text:p>
              </table:table-cell>
              <table:table-cell office:value-type="float" office:value="-14.66">
                <text:p>-14.66</text:p>
              </table:table-cell>
              <table:table-cell office:value-type="float" office:value="11.42">
                <text:p>11.42</text:p>
              </table:table-cell>
              <table:table-cell office:value-type="float" office:value="-6.02">
                <text:p>-6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-15.48">
                <text:p>-15.48</text:p>
              </table:table-cell>
              <table:table-cell office:value-type="float" office:value="12.15">
                <text:p>12.15</text:p>
              </table:table-cell>
              <table:table-cell office:value-type="float" office:value="-6.34">
                <text:p>-6.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15">
                <text:p>18.15</text:p>
              </table:table-cell>
              <table:table-cell office:value-type="float" office:value="-16.29">
                <text:p>-16.29</text:p>
              </table:table-cell>
              <table:table-cell office:value-type="float" office:value="12.88">
                <text:p>12.88</text:p>
              </table:table-cell>
              <table:table-cell office:value-type="float" office:value="-6.66">
                <text:p>-6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6">
                <text:p>19.06</text:p>
              </table:table-cell>
              <table:table-cell office:value-type="float" office:value="-17.11">
                <text:p>-17.11</text:p>
              </table:table-cell>
              <table:table-cell office:value-type="float" office:value="13.62">
                <text:p>13.62</text:p>
              </table:table-cell>
              <table:table-cell office:value-type="float" office:value="-6.99">
                <text:p>-6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96">
                <text:p>19.96</text:p>
              </table:table-cell>
              <table:table-cell office:value-type="float" office:value="-17.91">
                <text:p>-17.91</text:p>
              </table:table-cell>
              <table:table-cell office:value-type="float" office:value="14.36">
                <text:p>14.36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6">
                <text:p>20.86</text:p>
              </table:table-cell>
              <table:table-cell office:value-type="float" office:value="-18.73">
                <text:p>-18.73</text:p>
              </table:table-cell>
              <table:table-cell office:value-type="float" office:value="15.12">
                <text:p>15.12</text:p>
              </table:table-cell>
              <table:table-cell office:value-type="float" office:value="-7.64">
                <text:p>-7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6">
                <text:p>21.76</text:p>
              </table:table-cell>
              <table:table-cell office:value-type="float" office:value="-19.54">
                <text:p>-19.54</text:p>
              </table:table-cell>
              <table:table-cell office:value-type="float" office:value="15.88">
                <text:p>15.88</text:p>
              </table:table-cell>
              <table:table-cell office:value-type="float" office:value="-7.95">
                <text:p>-7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7">
                <text:p>22.67</text:p>
              </table:table-cell>
              <table:table-cell office:value-type="float" office:value="-20.36">
                <text:p>-20.36</text:p>
              </table:table-cell>
              <table:table-cell office:value-type="float" office:value="16.66">
                <text:p>16.66</text:p>
              </table:table-cell>
              <table:table-cell office:value-type="float" office:value="-8.27">
                <text:p>-8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7">
                <text:p>23.57</text:p>
              </table:table-cell>
              <table:table-cell office:value-type="float" office:value="-21.18">
                <text:p>-21.18</text:p>
              </table:table-cell>
              <table:table-cell office:value-type="float" office:value="17.45">
                <text:p>17.45</text:p>
              </table:table-cell>
              <table:table-cell office:value-type="float" office:value="-8.58">
                <text:p>-8.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7">
                <text:p>24.47</text:p>
              </table:table-cell>
              <table:table-cell office:value-type="float" office:value="-22">
                <text:p>-22</text:p>
              </table:table-cell>
              <table:table-cell office:value-type="float" office:value="18.25">
                <text:p>18.25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7">
                <text:p>25.37</text:p>
              </table:table-cell>
              <table:table-cell office:value-type="float" office:value="-22.83">
                <text:p>-22.83</text:p>
              </table:table-cell>
              <table:table-cell office:value-type="float" office:value="19.05">
                <text:p>19.05</text:p>
              </table:table-cell>
              <table:table-cell office:value-type="float" office:value="-9.23">
                <text:p>-9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8">
                <text:p>26.28</text:p>
              </table:table-cell>
              <table:table-cell office:value-type="float" office:value="-23.64">
                <text:p>-23.64</text:p>
              </table:table-cell>
              <table:table-cell office:value-type="float" office:value="19.86">
                <text:p>19.86</text:p>
              </table:table-cell>
              <table:table-cell office:value-type="float" office:value="-9.54">
                <text:p>-9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18">
                <text:p>27.18</text:p>
              </table:table-cell>
              <table:table-cell office:value-type="float" office:value="-24.45">
                <text:p>-24.45</text:p>
              </table:table-cell>
              <table:table-cell office:value-type="float" office:value="20.68">
                <text:p>20.68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08">
                <text:p>28.08</text:p>
              </table:table-cell>
              <table:table-cell office:value-type="float" office:value="-25.27">
                <text:p>-25.27</text:p>
              </table:table-cell>
              <table:table-cell office:value-type="float" office:value="21.51">
                <text:p>21.51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99">
                <text:p>28.99</text:p>
              </table:table-cell>
              <table:table-cell office:value-type="float" office:value="-26.09">
                <text:p>-26.09</text:p>
              </table:table-cell>
              <table:table-cell office:value-type="float" office:value="22.36">
                <text:p>22.3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9">
                <text:p>29.89</text:p>
              </table:table-cell>
              <table:table-cell office:value-type="float" office:value="-26.92">
                <text:p>-26.92</text:p>
              </table:table-cell>
              <table:table-cell office:value-type="float" office:value="23.22">
                <text:p>23.22</text:p>
              </table:table-cell>
              <table:table-cell office:value-type="float" office:value="-10.82">
                <text:p>-10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-27.75">
                <text:p>-27.75</text:p>
              </table:table-cell>
              <table:table-cell office:value-type="float" office:value="24.08">
                <text:p>24.08</text:p>
              </table:table-cell>
              <table:table-cell office:value-type="float" office:value="-11.12">
                <text:p>-11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7">
                <text:p>31.7</text:p>
              </table:table-cell>
              <table:table-cell office:value-type="float" office:value="-28.57">
                <text:p>-28.57</text:p>
              </table:table-cell>
              <table:table-cell office:value-type="float" office:value="24.96">
                <text:p>24.96</text:p>
              </table:table-cell>
              <table:table-cell office:value-type="float" office:value="-11.42">
                <text:p>-11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1">
                <text:p>32.61</text:p>
              </table:table-cell>
              <table:table-cell office:value-type="float" office:value="-29.4">
                <text:p>-29.4</text:p>
              </table:table-cell>
              <table:table-cell office:value-type="float" office:value="25.85">
                <text:p>25.85</text:p>
              </table:table-cell>
              <table:table-cell office:value-type="float" office:value="-11.72">
                <text:p>-11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1">
                <text:p>33.51</text:p>
              </table:table-cell>
              <table:table-cell office:value-type="float" office:value="-30.21">
                <text:p>-30.21</text:p>
              </table:table-cell>
              <table:table-cell office:value-type="float" office:value="26.73">
                <text:p>26.7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42">
                <text:p>34.42</text:p>
              </table:table-cell>
              <table:table-cell office:value-type="float" office:value="-31.02">
                <text:p>-31.02</text:p>
              </table:table-cell>
              <table:table-cell office:value-type="float" office:value="27.64">
                <text:p>27.64</text:p>
              </table:table-cell>
              <table:table-cell office:value-type="float" office:value="-12.31">
                <text:p>-12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32">
                <text:p>35.32</text:p>
              </table:table-cell>
              <table:table-cell office:value-type="float" office:value="-31.86">
                <text:p>-31.86</text:p>
              </table:table-cell>
              <table:table-cell office:value-type="float" office:value="28.55">
                <text:p>28.55</text:p>
              </table:table-cell>
              <table:table-cell office:value-type="float" office:value="-12.62">
                <text:p>-12.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3">
                <text:p>36.23</text:p>
              </table:table-cell>
              <table:table-cell office:value-type="float" office:value="-32.68">
                <text:p>-32.68</text:p>
              </table:table-cell>
              <table:table-cell office:value-type="float" office:value="29.48">
                <text:p>29.48</text:p>
              </table:table-cell>
              <table:table-cell office:value-type="float" office:value="-12.92">
                <text:p>-12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13">
                <text:p>37.13</text:p>
              </table:table-cell>
              <table:table-cell office:value-type="float" office:value="-33.5">
                <text:p>-33.5</text:p>
              </table:table-cell>
              <table:table-cell office:value-type="float" office:value="30.41">
                <text:p>30.41</text:p>
              </table:table-cell>
              <table:table-cell office:value-type="float" office:value="-13.22">
                <text:p>-13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04">
                <text:p>38.04</text:p>
              </table:table-cell>
              <table:table-cell office:value-type="float" office:value="-34.33">
                <text:p>-34.33</text:p>
              </table:table-cell>
              <table:table-cell office:value-type="float" office:value="31.35">
                <text:p>31.3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94">
                <text:p>38.94</text:p>
              </table:table-cell>
              <table:table-cell office:value-type="float" office:value="-35.15">
                <text:p>-35.15</text:p>
              </table:table-cell>
              <table:table-cell office:value-type="float" office:value="32.28">
                <text:p>32.28</text:p>
              </table:table-cell>
              <table:table-cell office:value-type="float" office:value="-13.78">
                <text:p>-13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85">
                <text:p>39.85</text:p>
              </table:table-cell>
              <table:table-cell office:value-type="float" office:value="-35.98">
                <text:p>-35.98</text:p>
              </table:table-cell>
              <table:table-cell office:value-type="float" office:value="33.24">
                <text:p>33.24</text:p>
              </table:table-cell>
              <table:table-cell office:value-type="float" office:value="-14.09">
                <text:p>-14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76">
                <text:p>40.76</text:p>
              </table:table-cell>
              <table:table-cell office:value-type="float" office:value="-36.82">
                <text:p>-36.82</text:p>
              </table:table-cell>
              <table:table-cell office:value-type="float" office:value="34.22">
                <text:p>34.22</text:p>
              </table:table-cell>
              <table:table-cell office:value-type="float" office:value="-14.38">
                <text:p>-14.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66">
                <text:p>41.66</text:p>
              </table:table-cell>
              <table:table-cell office:value-type="float" office:value="-37.66">
                <text:p>-37.66</text:p>
              </table:table-cell>
              <table:table-cell office:value-type="float" office:value="35.18">
                <text:p>35.18</text:p>
              </table:table-cell>
              <table:table-cell office:value-type="float" office:value="-14.67">
                <text:p>-14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7">
                <text:p>42.57</text:p>
              </table:table-cell>
              <table:table-cell office:value-type="float" office:value="-38.52">
                <text:p>-38.52</text:p>
              </table:table-cell>
              <table:table-cell office:value-type="float" office:value="36.16">
                <text:p>36.16</text:p>
              </table:table-cell>
              <table:table-cell office:value-type="float" office:value="-14.96">
                <text:p>-14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7">
                <text:p>43.47</text:p>
              </table:table-cell>
              <table:table-cell office:value-type="float" office:value="-39.35">
                <text:p>-39.35</text:p>
              </table:table-cell>
              <table:table-cell office:value-type="float" office:value="37.16">
                <text:p>37.16</text:p>
              </table:table-cell>
              <table:table-cell office:value-type="float" office:value="-15.26">
                <text:p>-15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38">
                <text:p>44.38</text:p>
              </table:table-cell>
              <table:table-cell office:value-type="float" office:value="-40.19">
                <text:p>-40.19</text:p>
              </table:table-cell>
              <table:table-cell office:value-type="float" office:value="38.17">
                <text:p>38.17</text:p>
              </table:table-cell>
              <table:table-cell office:value-type="float" office:value="-15.53">
                <text:p>-15.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29">
                <text:p>45.29</text:p>
              </table:table-cell>
              <table:table-cell office:value-type="float" office:value="-41.06">
                <text:p>-41.06</text:p>
              </table:table-cell>
              <table:table-cell office:value-type="float" office:value="39.19">
                <text:p>39.19</text:p>
              </table:table-cell>
              <table:table-cell office:value-type="float" office:value="-15.8">
                <text:p>-1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">
                <text:p>46.2</text:p>
              </table:table-cell>
              <table:table-cell office:value-type="float" office:value="-41.9">
                <text:p>-41.9</text:p>
              </table:table-cell>
              <table:table-cell office:value-type="float" office:value="40.21">
                <text:p>40.21</text:p>
              </table:table-cell>
              <table:table-cell office:value-type="float" office:value="-16.05">
                <text:p>-16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1">
                <text:p>47.1</text:p>
              </table:table-cell>
              <table:table-cell office:value-type="float" office:value="-42.75">
                <text:p>-42.75</text:p>
              </table:table-cell>
              <table:table-cell office:value-type="float" office:value="41.25">
                <text:p>41.25</text:p>
              </table:table-cell>
              <table:table-cell office:value-type="float" office:value="-16.33">
                <text:p>-16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01">
                <text:p>48.01</text:p>
              </table:table-cell>
              <table:table-cell office:value-type="float" office:value="-43.59">
                <text:p>-43.59</text:p>
              </table:table-cell>
              <table:table-cell office:value-type="float" office:value="42.3">
                <text:p>42.3</text:p>
              </table:table-cell>
              <table:table-cell office:value-type="float" office:value="-16.58">
                <text:p>-16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92">
                <text:p>48.92</text:p>
              </table:table-cell>
              <table:table-cell office:value-type="float" office:value="-44.45">
                <text:p>-44.45</text:p>
              </table:table-cell>
              <table:table-cell office:value-type="float" office:value="43.35">
                <text:p>43.35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83">
                <text:p>49.83</text:p>
              </table:table-cell>
              <table:table-cell office:value-type="float" office:value="-45.32">
                <text:p>-45.32</text:p>
              </table:table-cell>
              <table:table-cell office:value-type="float" office:value="44.41">
                <text:p>44.41</text:p>
              </table:table-cell>
              <table:table-cell office:value-type="float" office:value="-17.11">
                <text:p>-17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73">
                <text:p>50.73</text:p>
              </table:table-cell>
              <table:table-cell office:value-type="float" office:value="-46.17">
                <text:p>-46.17</text:p>
              </table:table-cell>
              <table:table-cell office:value-type="float" office:value="45.47">
                <text:p>45.47</text:p>
              </table:table-cell>
              <table:table-cell office:value-type="float" office:value="-17.37">
                <text:p>-17.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4">
                <text:p>51.64</text:p>
              </table:table-cell>
              <table:table-cell office:value-type="float" office:value="-47.02">
                <text:p>-47.02</text:p>
              </table:table-cell>
              <table:table-cell office:value-type="float" office:value="46.56">
                <text:p>46.56</text:p>
              </table:table-cell>
              <table:table-cell office:value-type="float" office:value="-17.63">
                <text:p>-17.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5">
                <text:p>52.55</text:p>
              </table:table-cell>
              <table:table-cell office:value-type="float" office:value="-47.88">
                <text:p>-47.88</text:p>
              </table:table-cell>
              <table:table-cell office:value-type="float" office:value="47.65">
                <text:p>47.65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45">
                <text:p>53.45</text:p>
              </table:table-cell>
              <table:table-cell office:value-type="float" office:value="-48.74">
                <text:p>-48.74</text:p>
              </table:table-cell>
              <table:table-cell office:value-type="float" office:value="48.75">
                <text:p>48.75</text:p>
              </table:table-cell>
              <table:table-cell office:value-type="float" office:value="-18.13">
                <text:p>-18.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36">
                <text:p>54.36</text:p>
              </table:table-cell>
              <table:table-cell office:value-type="float" office:value="-49.6">
                <text:p>-49.6</text:p>
              </table:table-cell>
              <table:table-cell office:value-type="float" office:value="49.88">
                <text:p>49.88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27">
                <text:p>55.27</text:p>
              </table:table-cell>
              <table:table-cell office:value-type="float" office:value="-50.48">
                <text:p>-50.48</text:p>
              </table:table-cell>
              <table:table-cell office:value-type="float" office:value="51.02">
                <text:p>51.02</text:p>
              </table:table-cell>
              <table:table-cell office:value-type="float" office:value="-18.59">
                <text:p>-18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18">
                <text:p>56.18</text:p>
              </table:table-cell>
              <table:table-cell office:value-type="float" office:value="-51.34">
                <text:p>-51.34</text:p>
              </table:table-cell>
              <table:table-cell office:value-type="float" office:value="52.16">
                <text:p>52.16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08">
                <text:p>57.08</text:p>
              </table:table-cell>
              <table:table-cell office:value-type="float" office:value="-52.19">
                <text:p>-52.19</text:p>
              </table:table-cell>
              <table:table-cell office:value-type="float" office:value="53.31">
                <text:p>53.31</text:p>
              </table:table-cell>
              <table:table-cell office:value-type="float" office:value="-19.11">
                <text:p>-19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99">
                <text:p>57.99</text:p>
              </table:table-cell>
              <table:table-cell office:value-type="float" office:value="-53.06">
                <text:p>-53.06</text:p>
              </table:table-cell>
              <table:table-cell office:value-type="float" office:value="54.46">
                <text:p>54.46</text:p>
              </table:table-cell>
              <table:table-cell office:value-type="float" office:value="-19.36">
                <text:p>-19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9">
                <text:p>58.89</text:p>
              </table:table-cell>
              <table:table-cell office:value-type="float" office:value="-53.92">
                <text:p>-53.92</text:p>
              </table:table-cell>
              <table:table-cell office:value-type="float" office:value="55.62">
                <text:p>55.62</text:p>
              </table:table-cell>
              <table:table-cell office:value-type="float" office:value="-19.62">
                <text:p>-19.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79">
                <text:p>59.79</text:p>
              </table:table-cell>
              <table:table-cell office:value-type="float" office:value="-54.77">
                <text:p>-54.77</text:p>
              </table:table-cell>
              <table:table-cell office:value-type="float" office:value="56.79">
                <text:p>56.79</text:p>
              </table:table-cell>
              <table:table-cell office:value-type="float" office:value="-19.87">
                <text:p>-19.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7">
                <text:p>60.7</text:p>
              </table:table-cell>
              <table:table-cell office:value-type="float" office:value="-55.63">
                <text:p>-55.63</text:p>
              </table:table-cell>
              <table:table-cell office:value-type="float" office:value="57.98">
                <text:p>57.98</text:p>
              </table:table-cell>
              <table:table-cell office:value-type="float" office:value="-20.11">
                <text:p>-2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-56.48">
                <text:p>-56.48</text:p>
              </table:table-cell>
              <table:table-cell office:value-type="float" office:value="59.18">
                <text:p>59.18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51">
                <text:p>62.51</text:p>
              </table:table-cell>
              <table:table-cell office:value-type="float" office:value="-57.34">
                <text:p>-57.34</text:p>
              </table:table-cell>
              <table:table-cell office:value-type="float" office:value="60.38">
                <text:p>60.38</text:p>
              </table:table-cell>
              <table:table-cell office:value-type="float" office:value="-20.63">
                <text:p>-20.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.41">
                <text:p>63.41</text:p>
              </table:table-cell>
              <table:table-cell office:value-type="float" office:value="-58.19">
                <text:p>-58.19</text:p>
              </table:table-cell>
              <table:table-cell office:value-type="float" office:value="61.6">
                <text:p>61.6</text:p>
              </table:table-cell>
              <table:table-cell office:value-type="float" office:value="-20.87">
                <text:p>-20.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.31">
                <text:p>64.31</text:p>
              </table:table-cell>
              <table:table-cell office:value-type="float" office:value="-59.04">
                <text:p>-59.04</text:p>
              </table:table-cell>
              <table:table-cell office:value-type="float" office:value="62.83">
                <text:p>62.83</text:p>
              </table:table-cell>
              <table:table-cell office:value-type="float" office:value="-21.12">
                <text:p>-21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.21">
                <text:p>65.21</text:p>
              </table:table-cell>
              <table:table-cell office:value-type="float" office:value="-59.89">
                <text:p>-59.89</text:p>
              </table:table-cell>
              <table:table-cell office:value-type="float" office:value="64.05">
                <text:p>64.05</text:p>
              </table:table-cell>
              <table:table-cell office:value-type="float" office:value="-21.37">
                <text:p>-21.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.12">
                <text:p>66.12</text:p>
              </table:table-cell>
              <table:table-cell office:value-type="float" office:value="-60.75">
                <text:p>-60.75</text:p>
              </table:table-cell>
              <table:table-cell office:value-type="float" office:value="65.28">
                <text:p>65.28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02">
                <text:p>67.02</text:p>
              </table:table-cell>
              <table:table-cell office:value-type="float" office:value="-61.61">
                <text:p>-61.61</text:p>
              </table:table-cell>
              <table:table-cell office:value-type="float" office:value="66.52">
                <text:p>66.52</text:p>
              </table:table-cell>
              <table:table-cell office:value-type="float" office:value="-21.84">
                <text:p>-21.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92">
                <text:p>67.92</text:p>
              </table:table-cell>
              <table:table-cell office:value-type="float" office:value="-62.46">
                <text:p>-62.46</text:p>
              </table:table-cell>
              <table:table-cell office:value-type="float" office:value="67.79">
                <text:p>67.79</text:p>
              </table:table-cell>
              <table:table-cell office:value-type="float" office:value="-22.07">
                <text:p>-22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83">
                <text:p>68.83</text:p>
              </table:table-cell>
              <table:table-cell office:value-type="float" office:value="-63.31">
                <text:p>-63.31</text:p>
              </table:table-cell>
              <table:table-cell office:value-type="float" office:value="69.05">
                <text:p>69.05</text:p>
              </table:table-cell>
              <table:table-cell office:value-type="float" office:value="-22.32">
                <text:p>-22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QuadOutput.A1:QuadOutput.A1000 QuadOutput.H1:QuadOutput.J1000" chart:data-source-has-labels="row" svg:x="0.32cm" svg:y="0.18cm" svg:width="15.36cm" svg:height="8.64cm">
          <chartooo:coordinate-region svg:x="1.047cm" svg:y="0.379cm" svg:width="14.4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H1:QuadOutput.H1000" chart:label-cell-address="QuadOutput.A1:QuadOutput.A1" chart:class="chart:scatter">
            <chart:domain table:cell-range-address="QuadOutput.A1:QuadOutput.A1000"/>
            <chart:data-point chart:repeated="1000"/>
          </chart:series>
          <chart:series chart:style-name="ch7" chart:values-cell-range-address="QuadOutput.I1:QuadOutput.I1000" chart:label-cell-address="QuadOutput.A1:QuadOutput.A1" chart:class="chart:scatter">
            <chart:data-point chart:repeated="1000"/>
          </chart:series>
          <chart:series chart:style-name="ch8" chart:values-cell-range-address="QuadOutput.J1:QuadOutput.J1000" chart:label-cell-address="QuadOutput.A1:QuadOutput.A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QuadOutput.A1:QuadOutput.A1000</svg:desc>
                </draw:g>
              </table:table-cell>
              <table:table-cell office:value-type="float" office:value="-0">
                <text:p>-0</text:p>
                <draw:g>
                  <svg:desc>QuadOutput.H1:QuadOutput.H1000</svg:desc>
                </draw:g>
              </table:table-cell>
              <table:table-cell office:value-type="float" office:value="0">
                <text:p>0</text:p>
                <draw:g>
                  <svg:desc>QuadOutput.I1:QuadOutput.I1000</svg:desc>
                </draw:g>
              </table:table-cell>
              <table:table-cell office:value-type="float" office:value="-0">
                <text:p>-0</text:p>
                <draw:g>
                  <svg:desc>QuadOutput.J1:QuadOutput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5">
                <text:p>5.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4">
                <text:p>6.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4">
                <text:p>7.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">
                <text:p>8.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3">
                <text:p>9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3">
                <text:p>10.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">
                <text:p>10.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">
                <text:p>11.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3">
                <text:p>12.7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4">
                <text:p>13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4">
                <text:p>14.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4">
                <text:p>15.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5">
                <text:p>16.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15">
                <text:p>18.1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6">
                <text:p>19.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96">
                <text:p>19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6">
                <text:p>20.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6">
                <text:p>21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7">
                <text:p>22.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7">
                <text:p>23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7">
                <text:p>24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7">
                <text:p>25.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8">
                <text:p>26.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18">
                <text:p>27.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08">
                <text:p>28.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99">
                <text:p>28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9">
                <text:p>29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7">
                <text:p>31.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1">
                <text:p>32.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1">
                <text:p>33.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42">
                <text:p>34.4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32">
                <text:p>35.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3">
                <text:p>36.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13">
                <text:p>37.1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04">
                <text:p>38.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94">
                <text:p>38.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85">
                <text:p>39.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76">
                <text:p>40.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66">
                <text:p>41.6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7">
                <text:p>42.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7">
                <text:p>43.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38">
                <text:p>44.3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29">
                <text:p>45.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.2">
                <text:p>46.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1">
                <text:p>47.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.01">
                <text:p>48.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92">
                <text:p>48.9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.83">
                <text:p>49.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.73">
                <text:p>5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4">
                <text:p>51.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55">
                <text:p>52.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45">
                <text:p>53.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36">
                <text:p>54.36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27">
                <text:p>55.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18">
                <text:p>56.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08">
                <text:p>57.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99">
                <text:p>57.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9">
                <text:p>58.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.79">
                <text:p>59.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7">
                <text:p>6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.6">
                <text:p>61.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51">
                <text:p>62.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.41">
                <text:p>63.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4.31">
                <text:p>64.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.21">
                <text:p>65.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.12">
                <text:p>66.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02">
                <text:p>67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92">
                <text:p>67.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83">
                <text:p>68.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3.984cm" svg:y="3.457cm" style:legend-expansion="high" chart:style-name="ch2"/>
        <chart:plot-area chart:style-name="ch3" table:cell-range-address="QuadOutput.A1:QuadOutput.A44 QuadOutput.K1:QuadOutput.N44" chart:data-source-has-labels="row" svg:x="0.319cm" svg:y="0.18cm" svg:width="13.346cm" svg:height="8.646cm">
          <chartooo:coordinate-region svg:x="1.152cm" svg:y="0.38cm" svg:width="12.32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dOutput.K1:QuadOutput.K44" chart:label-cell-address="QuadOutput.A1:QuadOutput.A1" chart:class="chart:scatter">
            <chart:domain table:cell-range-address="QuadOutput.A1:QuadOutput.A44"/>
            <chart:data-point chart:repeated="44"/>
          </chart:series>
          <chart:series chart:style-name="ch7" chart:values-cell-range-address="QuadOutput.L1:QuadOutput.L44" chart:label-cell-address="QuadOutput.A1:QuadOutput.A1" chart:class="chart:scatter">
            <chart:data-point chart:repeated="44"/>
          </chart:series>
          <chart:series chart:style-name="ch8" chart:values-cell-range-address="QuadOutput.M1:QuadOutput.M44" chart:label-cell-address="QuadOutput.A1:QuadOutput.A1" chart:class="chart:scatter">
            <chart:data-point chart:repeated="44"/>
          </chart:series>
          <chart:series chart:style-name="ch9" chart:values-cell-range-address="QuadOutput.N1:QuadOutput.N44" chart:label-cell-address="QuadOutput.A1:QuadOutput.A1" chart:class="chart:scatter">
            <chart:data-point chart:repeated="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  <table:table-cell office:value-type="string">
                <text:p>0.17</text:p>
                <draw:g>
                  <svg:desc>QuadOutput.A1:QuadOut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">
                <text:p>0.17</text:p>
                <draw:g>
                  <svg:desc>QuadOutput.A1:QuadOutput.A44</svg:desc>
                </draw:g>
              </table:table-cell>
              <table:table-cell office:value-type="float" office:value="0.71">
                <text:p>0.71</text:p>
                <draw:g>
                  <svg:desc>QuadOutput.K1:QuadOutput.K44</svg:desc>
                </draw:g>
              </table:table-cell>
              <table:table-cell office:value-type="float" office:value="0">
                <text:p>0</text:p>
                <draw:g>
                  <svg:desc>QuadOutput.L1:QuadOutput.L44</svg:desc>
                </draw:g>
              </table:table-cell>
              <table:table-cell office:value-type="float" office:value="0">
                <text:p>0</text:p>
                <draw:g>
                  <svg:desc>QuadOutput.M1:QuadOutput.M44</svg:desc>
                </draw:g>
              </table:table-cell>
              <table:table-cell office:value-type="float" office:value="0">
                <text:p>0</text:p>
                <draw:g>
                  <svg:desc>QuadOutput.N1:QuadOutput.N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">
                <text:p>1.06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">
                <text:p>1.96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">
                <text:p>2.86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5">
                <text:p>4.65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5">
                <text:p>5.55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4">
                <text:p>6.44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4">
                <text:p>7.34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">
                <text:p>8.24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3">
                <text:p>9.13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3">
                <text:p>10.03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93">
                <text:p>10.93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">
                <text:p>11.83</text:p>
              </table:table-cell>
              <table:table-cell office:value-type="float" office:value="0.71">
                <text:p>0.7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3">
                <text:p>12.73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4">
                <text:p>13.64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4">
                <text:p>14.54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4">
                <text:p>15.44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5">
                <text:p>16.35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5">
                <text:p>17.25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15">
                <text:p>18.15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6">
                <text:p>19.06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96">
                <text:p>19.96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6">
                <text:p>20.86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6">
                <text:p>21.76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7">
                <text:p>22.67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7">
                <text:p>23.57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7">
                <text:p>24.47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37">
                <text:p>25.37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8">
                <text:p>26.28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18">
                <text:p>27.18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08">
                <text:p>28.08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99">
                <text:p>28.99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9">
                <text:p>29.89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8">
                <text:p>30.8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7">
                <text:p>31.7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1">
                <text:p>32.61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51">
                <text:p>33.51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42">
                <text:p>34.42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32">
                <text:p>35.32</text:p>
              </table:table-cell>
              <table:table-cell office:value-type="float" office:value="0.71">
                <text:p>0.71</text:p>
              </table:table-cell>
              <table:table-cell office:value-type="float" office:value="-0.01">
                <text:p>-0.0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.23">
                <text:p>36.23</text:p>
              </table:table-cell>
              <table:table-cell office:value-type="float" office:value="0.71">
                <text:p>0.71</text:p>
              </table:table-cell>
              <table:table-cell office:value-type="float" office:value="-0.02">
                <text:p>-0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13">
                <text:p>37.13</text:p>
              </table:table-cell>
              <table:table-cell office:value-type="float" office:value="0.71">
                <text:p>0.71</text:p>
              </table:table-cell>
              <table:table-cell office:value-type="float" office:value="-0.02">
                <text:p>-0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04">
                <text:p>38.04</text:p>
              </table:table-cell>
              <table:table-cell office:value-type="float" office:value="0.71">
                <text:p>0.71</text:p>
              </table:table-cell>
              <table:table-cell office:value-type="float" office:value="-0.02">
                <text:p>-0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.94">
                <text:p>38.94</text:p>
              </table:table-cell>
              <table:table-cell office:value-type="float" office:value="0.71">
                <text:p>0.71</text:p>
              </table:table-cell>
              <table:table-cell office:value-type="float" office:value="-0.02">
                <text:p>-0.0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